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Lucidasans" svg:font-family="Lucidasans" style:font-family-generic="system"/>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StarSymbol" svg:font-family="StarSymbol" style:font-family-generic="system"/>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PNHMB+TimesNewRoman" svg:font-family="IPNHMB+TimesNewRoman" style:font-family-generic="system"/>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7423in" text:min-label-width="0.25in"/>
        <style:text-properties style:font-name="Symbol"/>
      </text:list-level-style-bullet>
      <text:list-level-style-bullet text:level="2" text:style-name="WW_CharLFO1LVL2" text:bullet-char="o">
        <style:list-level-properties text:space-before="1.2423in" text:min-label-width="0.25in"/>
        <style:text-properties style:font-name="Courier New"/>
      </text:list-level-style-bullet>
      <text:list-level-style-bullet text:level="3" text:style-name="WW_CharLFO1LVL3" text:bullet-char="">
        <style:list-level-properties text:space-before="1.7423in" text:min-label-width="0.25in"/>
        <style:text-properties style:font-name="Wingdings"/>
      </text:list-level-style-bullet>
      <text:list-level-style-bullet text:level="4" text:style-name="WW_CharLFO1LVL4" text:bullet-char="">
        <style:list-level-properties text:space-before="2.2423in" text:min-label-width="0.25in"/>
        <style:text-properties style:font-name="Symbol"/>
      </text:list-level-style-bullet>
      <text:list-level-style-bullet text:level="5" text:style-name="WW_CharLFO1LVL5" text:bullet-char="o">
        <style:list-level-properties text:space-before="2.7423in" text:min-label-width="0.25in"/>
        <style:text-properties style:font-name="Courier New"/>
      </text:list-level-style-bullet>
      <text:list-level-style-bullet text:level="6" text:style-name="WW_CharLFO1LVL6" text:bullet-char="">
        <style:list-level-properties text:space-before="3.2423in" text:min-label-width="0.25in"/>
        <style:text-properties style:font-name="Wingdings"/>
      </text:list-level-style-bullet>
      <text:list-level-style-bullet text:level="7" text:style-name="WW_CharLFO1LVL7" text:bullet-char="">
        <style:list-level-properties text:space-before="3.7423in" text:min-label-width="0.25in"/>
        <style:text-properties style:font-name="Symbol"/>
      </text:list-level-style-bullet>
      <text:list-level-style-bullet text:level="8" text:style-name="WW_CharLFO1LVL8" text:bullet-char="o">
        <style:list-level-properties text:space-before="4.2423in" text:min-label-width="0.25in"/>
        <style:text-properties style:font-name="Courier New"/>
      </text:list-level-style-bullet>
      <text:list-level-style-bullet text:level="9" text:style-name="WW_CharLFO1LVL9" text:bullet-char="">
        <style:list-level-properties text:space-before="4.7423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7423in" text:min-label-width="0.25in"/>
        <style:text-properties style:font-name="Symbol"/>
      </text:list-level-style-bullet>
      <text:list-level-style-bullet text:level="2" text:style-name="WW_CharLFO3LVL2" text:bullet-char="o">
        <style:list-level-properties text:space-before="1.2423in" text:min-label-width="0.25in"/>
        <style:text-properties style:font-name="Courier New"/>
      </text:list-level-style-bullet>
      <text:list-level-style-bullet text:level="3" text:style-name="WW_CharLFO3LVL3" text:bullet-char="">
        <style:list-level-properties text:space-before="1.7423in" text:min-label-width="0.25in"/>
        <style:text-properties style:font-name="Wingdings"/>
      </text:list-level-style-bullet>
      <text:list-level-style-bullet text:level="4" text:style-name="WW_CharLFO3LVL4" text:bullet-char="">
        <style:list-level-properties text:space-before="2.2423in" text:min-label-width="0.25in"/>
        <style:text-properties style:font-name="Symbol"/>
      </text:list-level-style-bullet>
      <text:list-level-style-bullet text:level="5" text:style-name="WW_CharLFO3LVL5" text:bullet-char="o">
        <style:list-level-properties text:space-before="2.7423in" text:min-label-width="0.25in"/>
        <style:text-properties style:font-name="Courier New"/>
      </text:list-level-style-bullet>
      <text:list-level-style-bullet text:level="6" text:style-name="WW_CharLFO3LVL6" text:bullet-char="">
        <style:list-level-properties text:space-before="3.2423in" text:min-label-width="0.25in"/>
        <style:text-properties style:font-name="Wingdings"/>
      </text:list-level-style-bullet>
      <text:list-level-style-bullet text:level="7" text:style-name="WW_CharLFO3LVL7" text:bullet-char="">
        <style:list-level-properties text:space-before="3.7423in" text:min-label-width="0.25in"/>
        <style:text-properties style:font-name="Symbol"/>
      </text:list-level-style-bullet>
      <text:list-level-style-bullet text:level="8" text:style-name="WW_CharLFO3LVL8" text:bullet-char="o">
        <style:list-level-properties text:space-before="4.2423in" text:min-label-width="0.25in"/>
        <style:text-properties style:font-name="Courier New"/>
      </text:list-level-style-bullet>
      <text:list-level-style-bullet text:level="9" text:style-name="WW_CharLFO3LVL9" text:bullet-char="">
        <style:list-level-properties text:space-before="4.7423in" text:min-label-width="0.25in"/>
        <style:text-properties style:font-name="Wingdings"/>
      </text:list-level-style-bullet>
    </text:list-style>
    <text:list-style style:name="LFO4">
      <text:list-level-style-bullet text:level="1" text:style-name="WW_CharLFO4LVL1" text:bullet-char="">
        <style:list-level-properties text:space-before="0.2388in" text:min-label-width="0.25in"/>
        <style:text-properties style:font-name="Symbol"/>
      </text:list-level-style-bullet>
      <text:list-level-style-bullet text:level="2" text:style-name="WW_CharLFO4LVL2" text:bullet-char="o">
        <style:list-level-properties text:space-before="0.7388in" text:min-label-width="0.25in"/>
        <style:text-properties style:font-name="Courier New"/>
      </text:list-level-style-bullet>
      <text:list-level-style-bullet text:level="3" text:style-name="WW_CharLFO4LVL3" text:bullet-char="">
        <style:list-level-properties text:space-before="1.2388in" text:min-label-width="0.25in"/>
        <style:text-properties style:font-name="Wingdings"/>
      </text:list-level-style-bullet>
      <text:list-level-style-bullet text:level="4" text:style-name="WW_CharLFO4LVL4" text:bullet-char="">
        <style:list-level-properties text:space-before="1.7388in" text:min-label-width="0.25in"/>
        <style:text-properties style:font-name="Symbol"/>
      </text:list-level-style-bullet>
      <text:list-level-style-bullet text:level="5" text:style-name="WW_CharLFO4LVL5" text:bullet-char="o">
        <style:list-level-properties text:space-before="2.2388in" text:min-label-width="0.25in"/>
        <style:text-properties style:font-name="Courier New"/>
      </text:list-level-style-bullet>
      <text:list-level-style-bullet text:level="6" text:style-name="WW_CharLFO4LVL6" text:bullet-char="">
        <style:list-level-properties text:space-before="2.7388in" text:min-label-width="0.25in"/>
        <style:text-properties style:font-name="Wingdings"/>
      </text:list-level-style-bullet>
      <text:list-level-style-bullet text:level="7" text:style-name="WW_CharLFO4LVL7" text:bullet-char="">
        <style:list-level-properties text:space-before="3.2388in" text:min-label-width="0.25in"/>
        <style:text-properties style:font-name="Symbol"/>
      </text:list-level-style-bullet>
      <text:list-level-style-bullet text:level="8" text:style-name="WW_CharLFO4LVL8" text:bullet-char="o">
        <style:list-level-properties text:space-before="3.7388in" text:min-label-width="0.25in"/>
        <style:text-properties style:font-name="Courier New"/>
      </text:list-level-style-bullet>
      <text:list-level-style-bullet text:level="9" text:style-name="WW_CharLFO4LVL9" text:bullet-char="">
        <style:list-level-properties text:space-before="4.2388in" text:min-label-width="0.25in"/>
        <style:text-properties style:font-name="Wingdings"/>
      </text:list-level-style-bullet>
    </text:list-style>
    <style:style style:name="P1" style:parent-style-name="Textbody" style:master-page-name="MP0" style:family="paragraph">
      <style:paragraph-properties fo:break-before="page" fo:text-align="justify" fo:margin-top="0.0416in" fo:margin-bottom="0.0416in">
        <style:tab-stops>
          <style:tab-stop style:type="left" style:position="0in"/>
        </style:tab-stops>
      </style:paragraph-properties>
    </style:style>
    <style:style style:name="T2" style:parent-style-name="Fonteparág.padrão" style:family="text">
      <style:text-properties style:font-name="Times New Roman" style:font-name-asian="IPNHMB+TimesNewRoman" style:font-name-complex="Times New Roman" fo:font-weight="bold" style:font-weight-asian="bold" style:font-weight-complex="bold" fo:font-size="72pt" style:font-size-asian="72pt" style:font-size-complex="72pt"/>
    </style:style>
    <style:style style:name="P3" style:parent-style-name="Textbody" style:family="paragraph">
      <style:paragraph-properties fo:text-align="justify" fo:margin-top="0.0416in" fo:margin-bottom="0.0416in">
        <style:tab-stops>
          <style:tab-stop style:type="left" style:position="0in"/>
        </style:tab-stops>
      </style:paragraph-properties>
    </style:style>
    <style:style style:name="P4" style:parent-style-name="Textbody" style:family="paragraph">
      <style:paragraph-properties fo:text-align="justify" fo:margin-top="0.0416in" fo:margin-bottom="0.0416in">
        <style:tab-stops>
          <style:tab-stop style:type="left" style:position="0in"/>
        </style:tab-stops>
      </style:paragraph-properties>
    </style:style>
    <style:style style:name="T5" style:parent-style-name="Fonteparág.padrão" style:family="text">
      <style:text-properties style:font-name="Times New Roman" style:font-name-asian="IPNHMB+TimesNewRoman" style:font-name-complex="Times New Roman" fo:font-weight="bold" style:font-weight-asian="bold" style:font-weight-complex="bold" fo:font-size="18pt" style:font-size-asian="18pt" style:font-size-complex="18pt"/>
    </style:style>
    <style:style style:name="P6"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font-weight-complex="bold"/>
    </style:style>
    <style:style style:name="P7"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8" style:parent-style-name="Standard" style:family="paragraph">
      <style:paragraph-properties fo:text-align="justify" fo:margin-top="0.0416in" fo:margin-bottom="0.0416in">
        <style:tab-stops>
          <style:tab-stop style:type="left" style:position="0.7777in"/>
        </style:tab-stops>
      </style:paragraph-properties>
    </style:style>
    <style:style style:name="T9"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10" style:parent-style-name="Fonteparág.padrão" style:family="text">
      <style:text-properties style:font-name="Times New Roman" style:font-name-asian="IPNHMB+TimesNewRoman" style:font-name-complex="Times New Roman"/>
    </style:style>
    <style:style style:name="T11" style:parent-style-name="Fonteparág.padrão" style:family="text">
      <style:text-properties style:font-name="Times New Roman" style:font-name-asian="IPNHMB+TimesNewRoman" style:font-name-complex="Times New Roman"/>
    </style:style>
    <style:style style:name="T12" style:parent-style-name="Fonteparág.padrão" style:family="text">
      <style:text-properties style:font-name="Times New Roman" style:font-name-asian="IPNHMB+TimesNewRoman" style:font-name-complex="Times New Roman"/>
    </style:style>
    <style:style style:name="T13" style:parent-style-name="Fonteparág.padrão" style:family="text">
      <style:text-properties style:font-name="Times New Roman" style:font-name-asian="IPNHMB+TimesNewRoman" style:font-name-complex="Times New Roman"/>
    </style:style>
    <style:style style:name="P14"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5"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6"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fo:font-weight="bold" style:font-weight-asian="bold" fo:font-size="14pt" style:font-size-asian="14pt" style:font-size-complex="14pt"/>
    </style:style>
    <style:style style:name="P17"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8"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9" style:parent-style-name="Standard" style:family="paragraph">
      <style:paragraph-properties fo:text-align="justify" fo:margin-top="0.0416in" fo:margin-bottom="0.0416in">
        <style:tab-stops>
          <style:tab-stop style:type="left" style:position="0.7875in"/>
        </style:tab-stops>
      </style:paragraph-properties>
      <style:text-properties style:font-name="Times New Roman" style:font-name-asian="IPNHMB+TimesNewRoman" style:font-name-complex="Times New Roman"/>
    </style:style>
    <style:style style:name="P20"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21"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22"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23" style:parent-style-name="Textbody" style:list-style-name="LFO1" style:family="paragraph">
      <style:paragraph-properties fo:text-align="justify" fo:margin-top="0.0416in" fo:margin-bottom="0.0416in">
        <style:tab-stops>
          <style:tab-stop style:type="left" style:position="17.0381in"/>
        </style:tab-stops>
      </style:paragraph-properties>
      <style:text-properties style:font-name="Times New Roman" style:font-name-asian="IPNHMB+TimesNewRoman" style:font-name-complex="Times New Roman"/>
    </style:style>
    <style:style style:name="P24" style:parent-style-name="Textbody" style:list-style-name="LFO1" style:family="paragraph">
      <style:paragraph-properties fo:text-align="justify" fo:margin-top="0.0416in" fo:margin-bottom="0.0416in">
        <style:tab-stops>
          <style:tab-stop style:type="left" style:position="17.0381in"/>
        </style:tab-stops>
      </style:paragraph-properties>
      <style:text-properties style:font-name="Times New Roman" style:font-name-asian="IPNHMB+TimesNewRoman" style:font-name-complex="Times New Roman"/>
    </style:style>
    <style:style style:name="P25" style:parent-style-name="Standard" style:list-style-name="LFO1" style:family="paragraph">
      <style:paragraph-properties fo:text-align="justify" fo:margin-top="0.0416in" fo:margin-bottom="0.0416in">
        <style:tab-stops>
          <style:tab-stop style:type="left" style:position="17.0381in"/>
        </style:tab-stops>
      </style:paragraph-properties>
      <style:text-properties style:font-name="Times New Roman" style:font-name-asian="IPNHMB+TimesNewRoman" style:font-name-complex="Times New Roman"/>
    </style:style>
    <style:style style:name="P26" style:parent-style-name="Textbody" style:list-style-name="LFO1" style:family="paragraph">
      <style:paragraph-properties fo:text-align="justify" fo:margin-top="0.0416in" fo:margin-bottom="0.0416in">
        <style:tab-stops>
          <style:tab-stop style:type="left" style:position="17.0381in"/>
        </style:tab-stops>
      </style:paragraph-properties>
    </style:style>
    <style:style style:name="T27" style:parent-style-name="Fonteparág.padrão" style:family="text">
      <style:text-properties style:font-name="Times New Roman" style:font-name-asian="IPNHMB+TimesNewRoman" style:font-name-complex="Times New Roman"/>
    </style:style>
    <style:style style:name="T28" style:parent-style-name="Fonteparág.padrão" style:family="text">
      <style:text-properties style:font-name="Times New Roman" style:font-name-asian="IPNHMB+TimesNewRoman" style:font-name-complex="Times New Roman"/>
    </style:style>
    <style:style style:name="T29" style:parent-style-name="Fonteparág.padrão" style:family="text">
      <style:text-properties style:font-name="Times New Roman" style:font-name-asian="IPNHMB+TimesNewRoman" style:font-name-complex="Times New Roman" fo:color="#000000"/>
    </style:style>
    <style:style style:name="T30" style:parent-style-name="Fonteparág.padrão" style:family="text">
      <style:text-properties style:font-name="Times New Roman" style:font-name-asian="IPNHMB+TimesNewRoman" style:font-name-complex="Times New Roman"/>
    </style:style>
    <style:style style:name="P31" style:parent-style-name="Standard" style:family="paragraph">
      <style:paragraph-properties fo:text-align="justify" fo:margin-top="0.0416in" fo:margin-bottom="0.0416in"/>
    </style:style>
    <style:style style:name="T32" style:parent-style-name="Fonteparág.padrão" style:family="text">
      <style:text-properties style:font-name="Times New Roman" style:font-name-asian="IPNHMB+TimesNewRoman" style:font-name-complex="Times New Roman"/>
    </style:style>
    <style:style style:name="P33" style:parent-style-name="Standard" style:family="paragraph">
      <style:paragraph-properties fo:text-align="justify" fo:margin-top="0.0416in" fo:margin-bottom="0.0416in">
        <style:tab-stops>
          <style:tab-stop style:type="left" style:position="0.7777in"/>
        </style:tab-stops>
      </style:paragraph-properties>
    </style:style>
    <style:style style:name="T34" style:parent-style-name="Fonteparág.padrão" style:family="text">
      <style:text-properties style:font-name="Times New Roman" style:font-name-asian="IPNHMB+TimesNewRoman" style:font-name-complex="Times New Roman"/>
    </style:style>
    <style:style style:name="T35" style:parent-style-name="Fonteparág.padrão" style:family="text">
      <style:text-properties style:font-name="Times New Roman" style:font-name-asian="IPNHMB+TimesNewRoman" style:font-name-complex="Times New Roman"/>
    </style:style>
    <style:style style:name="T36"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37" style:parent-style-name="Fonteparág.padrão" style:family="text">
      <style:text-properties style:font-name="Times New Roman" style:font-name-asian="IPNHMB+TimesNewRoman" style:font-name-complex="Times New Roman"/>
    </style:style>
    <style:style style:name="T38"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39" style:parent-style-name="Fonteparág.padrão" style:family="text">
      <style:text-properties style:font-name="Times New Roman" style:font-name-asian="IPNHMB+TimesNewRoman" style:font-name-complex="Times New Roman"/>
    </style:style>
    <style:style style:name="T40"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41" style:parent-style-name="Fonteparág.padrão" style:family="text">
      <style:text-properties style:font-name="Times New Roman" style:font-name-asian="IPNHMB+TimesNewRoman" style:font-name-complex="Times New Roman"/>
    </style:style>
    <style:style style:name="P42" style:parent-style-name="Standard" style:family="paragraph">
      <style:paragraph-properties fo:text-align="justify" fo:margin-top="0.0416in" fo:margin-bottom="0.0416in">
        <style:tab-stops>
          <style:tab-stop style:type="left" style:position="0.7777in"/>
        </style:tab-stops>
      </style:paragraph-properties>
    </style:style>
    <style:style style:name="T43" style:parent-style-name="Fonteparág.padrão" style:family="text">
      <style:text-properties style:font-name="Times New Roman" style:font-name-asian="IPNHMB+TimesNewRoman" style:font-name-complex="Times New Roman"/>
    </style:style>
    <style:style style:name="T44"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5" style:parent-style-name="Fonteparág.padrão" style:family="text">
      <style:text-properties style:font-name="Times New Roman" style:font-name-asian="IPNHMB+TimesNewRoman" style:font-name-complex="Times New Roman"/>
    </style:style>
    <style:style style:name="T46" style:parent-style-name="Fonteparág.padrão" style:family="text">
      <style:text-properties style:font-name="Times New Roman" style:font-name-asian="IPNHMB+TimesNewRoman" style:font-name-complex="Times New Roman"/>
    </style:style>
    <style:style style:name="T47"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8" style:parent-style-name="Fonteparág.padrão" style:family="text">
      <style:text-properties style:font-name="Times New Roman" style:font-name-asian="IPNHMB+TimesNewRoman" style:font-name-complex="Times New Roman"/>
    </style:style>
    <style:style style:name="T49" style:parent-style-name="Fonteparág.padrão" style:family="text">
      <style:text-properties style:font-name="Times New Roman" style:font-name-asian="IPNHMB+TimesNewRoman" style:font-name-complex="Times New Roman"/>
    </style:style>
    <style:style style:name="T50" style:parent-style-name="Fonteparág.padrão" style:family="text">
      <style:text-properties style:font-name="Times New Roman" style:font-name-asian="IPNHMB+TimesNewRoman" style:font-name-complex="Times New Roman"/>
    </style:style>
    <style:style style:name="P51" style:parent-style-name="Textbody" style:family="paragraph">
      <style:paragraph-properties fo:text-align="justify" fo:margin-top="0.0416in" fo:margin-bottom="0.0416in">
        <style:tab-stops>
          <style:tab-stop style:type="left" style:position="0.7777in"/>
        </style:tab-stops>
      </style:paragraph-properties>
    </style:style>
    <style:style style:name="T52" style:parent-style-name="Fonteparág.padrão" style:family="text">
      <style:text-properties style:font-name="Times New Roman" style:font-name-asian="IPNHMB+TimesNewRoman" style:font-name-complex="Times New Roman"/>
    </style:style>
    <style:style style:name="T53"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54" style:parent-style-name="Fonteparág.padrão" style:family="text">
      <style:text-properties style:font-name="Times New Roman" style:font-name-asian="IPNHMB+TimesNewRoman" style:font-name-complex="Times New Roman"/>
    </style:style>
    <style:style style:name="T55" style:parent-style-name="Fonteparág.padrão" style:family="text">
      <style:text-properties style:font-name="Times New Roman" style:font-name-asian="IPNHMB+TimesNewRoman" style:font-name-complex="Times New Roman"/>
    </style:style>
    <style:style style:name="T56" style:parent-style-name="Fonteparág.padrão" style:family="text">
      <style:text-properties style:font-name="Times New Roman" style:font-name-asian="IPNHMB+TimesNewRoman" style:font-name-complex="Times New Roman"/>
    </style:style>
    <style:style style:name="T57"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58" style:parent-style-name="Fonteparág.padrão" style:family="text">
      <style:text-properties style:font-name="Times New Roman" style:font-name-asian="IPNHMB+TimesNewRoman" style:font-name-complex="Times New Roman"/>
    </style:style>
    <style:style style:name="T59" style:parent-style-name="Fonteparág.padrão" style:family="text">
      <style:text-properties style:font-name="Times New Roman" style:font-name-asian="IPNHMB+TimesNewRoman" style:font-name-complex="Times New Roman" style:font-weight-complex="bold"/>
    </style:style>
    <style:style style:name="T60" style:parent-style-name="Fonteparág.padrão" style:family="text">
      <style:text-properties style:font-name="Times New Roman" style:font-name-asian="IPNHMB+TimesNewRoman" style:font-name-complex="Times New Roman"/>
    </style:style>
    <style:style style:name="T61" style:parent-style-name="Fonteparág.padrão" style:family="text">
      <style:text-properties style:font-name="Times New Roman" style:font-name-asian="IPNHMB+TimesNewRoman" style:font-name-complex="Times New Roman"/>
    </style:style>
    <style:style style:name="T62" style:parent-style-name="Fonteparág.padrão" style:family="text">
      <style:text-properties style:font-name="Times New Roman" style:font-name-asian="IPNHMB+TimesNewRoman" style:font-name-complex="Times New Roman"/>
    </style:style>
    <style:style style:name="P63"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64"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65"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66"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67"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68"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69"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0"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1"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2"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3"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4"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5" style:parent-style-name="Normal" style:family="paragraph">
      <style:paragraph-properties fo:text-align="justify" fo:margin-top="0.0416in" fo:margin-bottom="0.0416in" fo:text-indent="0.7875in"/>
    </style:style>
    <style:style style:name="T76" style:parent-style-name="Fonteparág.padrão" style:family="text">
      <style:text-properties style:font-name="Times New Roman" style:font-name-complex="Times New Roman"/>
    </style:style>
    <style:style style:name="T77" style:parent-style-name="Fonteparág.padrão" style:family="text">
      <style:text-properties style:font-name="Times New Roman" style:font-name-complex="Times New Roman"/>
    </style:style>
    <style:style style:name="T78" style:parent-style-name="Fonteparág.padrão" style:family="text">
      <style:text-properties style:font-name="Times New Roman" style:font-name-complex="Times New Roman"/>
    </style:style>
    <style:style style:name="T79" style:parent-style-name="Fonteparág.padrão" style:family="text">
      <style:text-properties style:font-name="Times New Roman" style:font-name-complex="Times New Roman"/>
    </style:style>
    <style:style style:name="P80" style:parent-style-name="Normal" style:family="paragraph">
      <style:paragraph-properties fo:text-align="justify" fo:margin-top="0.0416in" fo:margin-bottom="0.0416in"/>
      <style:text-properties style:font-name="Times New Roman" style:font-name-complex="Times New Roman" fo:font-weight="bold" style:font-weight-asian="bold"/>
    </style:style>
    <style:style style:name="P81" style:parent-style-name="Normal" style:family="paragraph">
      <style:paragraph-properties fo:text-align="justify" fo:margin-top="0.0416in" fo:margin-bottom="0.0416in" fo:text-indent="0.4916in"/>
      <style:text-properties style:font-name="Times New Roman" style:font-name-complex="Times New Roman" fo:font-weight="bold" style:font-weight-asian="bold"/>
    </style:style>
    <style:style style:name="P82" style:parent-style-name="Normal" style:family="paragraph">
      <style:paragraph-properties fo:text-align="justify" fo:margin-top="0.0416in" fo:margin-bottom="0.0416in"/>
      <style:text-properties style:font-name="Times New Roman" style:font-name-complex="Times New Roman"/>
    </style:style>
    <style:style style:name="P83" style:parent-style-name="Normal" style:family="paragraph">
      <style:paragraph-properties fo:text-align="justify" fo:margin-top="0.0416in" fo:margin-bottom="0.0416in" fo:text-indent="0.7875in"/>
    </style:style>
    <style:style style:name="T84" style:parent-style-name="Fonteparág.padrão" style:family="text">
      <style:text-properties style:font-name="Times New Roman" style:font-name-asian="IPNHMB+TimesNewRoman" style:font-name-complex="Times New Roman"/>
    </style:style>
    <style:style style:name="T85" style:parent-style-name="Fonteparág.padrão" style:family="text">
      <style:text-properties style:font-name="Times New Roman" style:font-name-asian="IPNHMB+TimesNewRoman" style:font-name-complex="Times New Roman"/>
    </style:style>
    <style:style style:name="T86" style:parent-style-name="Fonteparág.padrão" style:family="text">
      <style:text-properties style:font-name="Times New Roman" style:font-name-asian="IPNHMB+TimesNewRoman" style:font-name-complex="Times New Roman" fo:font-weight="bold" style:font-weight-asian="bold" fo:color="#FF0000"/>
    </style:style>
    <style:style style:name="T87" style:parent-style-name="Fonteparág.padrão" style:family="text">
      <style:text-properties style:font-name="Times New Roman" style:font-name-asian="IPNHMB+TimesNewRoman" style:font-name-complex="Times New Roman"/>
    </style:style>
    <style:style style:name="T88" style:parent-style-name="Fonteparág.padrão" style:family="text">
      <style:text-properties style:font-name="Times New Roman" style:font-name-asian="IPNHMB+TimesNewRoman" style:font-name-complex="Times New Roman"/>
    </style:style>
    <style:style style:name="T89" style:parent-style-name="Fonteparág.padrão" style:family="text">
      <style:text-properties style:font-name="Times New Roman" style:font-name-asian="IPNHMB+TimesNewRoman" style:font-name-complex="Times New Roman"/>
    </style:style>
    <style:style style:name="P90" style:parent-style-name="Normal" style:family="paragraph">
      <style:paragraph-properties fo:text-align="justify" fo:margin-top="0.0416in" fo:margin-bottom="0.0416in" fo:text-indent="0.7875in"/>
      <style:text-properties style:font-name="Times New Roman" style:font-name-asian="IPNHMB+TimesNewRoman" style:font-name-complex="Times New Roman"/>
    </style:style>
    <style:style style:name="P91" style:parent-style-name="Normal" style:family="paragraph">
      <style:paragraph-properties fo:text-align="justify" fo:margin-top="0.0416in" fo:margin-bottom="0.0416in" fo:text-indent="0.4916in"/>
      <style:text-properties style:font-name="Times New Roman" style:font-name-complex="Times New Roman" fo:font-weight="bold" style:font-weight-asian="bold"/>
    </style:style>
    <style:style style:name="P92" style:parent-style-name="Normal" style:family="paragraph">
      <style:paragraph-properties fo:text-align="justify" fo:margin-top="0.0416in" fo:margin-bottom="0.0416in" fo:text-indent="0.4916in"/>
      <style:text-properties style:font-name="Times New Roman" style:font-name-complex="Times New Roman" fo:font-weight="bold" style:font-weight-asian="bold"/>
    </style:style>
    <style:style style:name="P93" style:parent-style-name="Normal" style:family="paragraph">
      <style:paragraph-properties fo:text-align="justify" fo:margin-top="0.0416in" fo:margin-bottom="0.0416in" fo:text-indent="0.4916in"/>
      <style:text-properties style:font-name="Times New Roman" style:font-name-complex="Times New Roman" fo:font-weight="bold" style:font-weight-asian="bold"/>
    </style:style>
    <style:style style:name="P94" style:parent-style-name="Normal" style:family="paragraph">
      <style:paragraph-properties fo:text-align="justify" fo:margin-top="0.0416in" fo:margin-bottom="0.0416in" fo:text-indent="0.7875in"/>
      <style:text-properties style:font-name="Times New Roman" style:font-name-asian="IPNHMB+TimesNewRoman" style:font-name-complex="Times New Roman"/>
    </style:style>
    <style:style style:name="P95" style:parent-style-name="Normal" style:family="paragraph">
      <style:paragraph-properties fo:text-align="justify" fo:margin-top="0.0416in" fo:margin-bottom="0.0416in" fo:text-indent="0.7875in"/>
      <style:text-properties style:font-name="Times New Roman" style:font-name-asian="IPNHMB+TimesNewRoman" style:font-name-complex="Times New Roman"/>
    </style:style>
    <style:style style:name="P96" style:parent-style-name="Normal" style:family="paragraph">
      <style:paragraph-properties fo:text-align="justify" fo:margin-top="0.0416in" fo:margin-bottom="0.0416in" fo:text-indent="0.7875in"/>
      <style:text-properties style:font-name="Times New Roman" style:font-name-asian="IPNHMB+TimesNewRoman" style:font-name-complex="Times New Roman"/>
    </style:style>
    <style:style style:name="P97" style:parent-style-name="Normal" style:family="paragraph">
      <style:paragraph-properties fo:text-align="justify" fo:margin-top="0.0416in" fo:margin-bottom="0.0416in" fo:text-indent="0.7875in"/>
      <style:text-properties style:font-name="Times New Roman" style:font-name-asian="IPNHMB+TimesNewRoman" style:font-name-complex="Times New Roman"/>
    </style:style>
    <style:style style:name="P98" style:parent-style-name="Normal" style:family="paragraph">
      <style:paragraph-properties fo:text-align="justify" fo:margin-top="0.0416in" fo:margin-bottom="0.0416in"/>
      <style:text-properties style:font-name="Times New Roman" style:font-name-complex="Times New Roman" fo:font-weight="bold" style:font-weight-asian="bold"/>
    </style:style>
    <style:style style:name="P99" style:parent-style-name="Normal" style:family="paragraph">
      <style:paragraph-properties fo:text-align="justify" fo:margin-top="0.0416in" fo:margin-bottom="0.0416in" fo:text-indent="0.4916in"/>
    </style:style>
    <style:style style:name="T100" style:parent-style-name="Fonteparág.padrão" style:family="text">
      <style:text-properties style:font-name="Times New Roman" style:font-name-complex="Times New Roman" fo:font-weight="bold" style:font-weight-asian="bold"/>
    </style:style>
    <style:style style:name="P101" style:parent-style-name="Normal" style:family="paragraph">
      <style:paragraph-properties fo:text-align="justify" fo:margin-top="0.0416in" fo:margin-bottom="0.0416in" fo:text-indent="0.4916in"/>
      <style:text-properties style:font-name="Times New Roman" style:font-name-complex="Times New Roman"/>
    </style:style>
    <style:style style:name="P102" style:parent-style-name="Normal" style:family="paragraph">
      <style:paragraph-properties fo:text-align="justify" fo:margin-top="0.0416in" fo:margin-bottom="0.0416in" fo:text-indent="0.4916in"/>
      <style:text-properties style:font-name="Times New Roman" style:font-name-complex="Times New Roman"/>
    </style:style>
    <style:style style:name="P103" style:parent-style-name="ParágrafodaLista" style:list-style-name="LFO2" style:family="paragraph">
      <style:paragraph-properties fo:text-align="justify" fo:margin-top="0.0416in" fo:margin-bottom="0.0416in"/>
      <style:text-properties style:font-name="Times New Roman" fo:font-size="12pt" style:font-size-asian="12pt" style:font-size-complex="12pt"/>
    </style:style>
    <style:style style:name="P104" style:parent-style-name="ParágrafodaLista" style:list-style-name="LFO2" style:family="paragraph">
      <style:paragraph-properties fo:text-align="justify" fo:margin-top="0.0416in" fo:margin-bottom="0.0416in"/>
      <style:text-properties style:font-name="Times New Roman" fo:font-size="12pt" style:font-size-asian="12pt" style:font-size-complex="12pt"/>
    </style:style>
    <style:style style:name="P105" style:parent-style-name="ParágrafodaLista" style:family="paragraph">
      <style:paragraph-properties fo:text-align="justify" fo:margin-top="0.0416in" fo:margin-bottom="0.0416in"/>
      <style:text-properties style:font-name="Times New Roman" fo:font-size="12pt" style:font-size-asian="12pt" style:font-size-complex="12pt"/>
    </style:style>
    <style:style style:name="P106" style:parent-style-name="ParágrafodaLista" style:family="paragraph">
      <style:paragraph-properties fo:text-align="justify" fo:margin-top="0.0416in" fo:margin-bottom="0.0416in" fo:margin-left="0in" fo:text-indent="0.7875in">
        <style:tab-stops/>
      </style:paragraph-properties>
    </style:style>
    <style:style style:name="T107" style:parent-style-name="Fonteparág.padrão" style:family="text">
      <style:text-properties style:font-name="Times New Roman" fo:font-size="12pt" style:font-size-asian="12pt" style:font-size-complex="12pt"/>
    </style:style>
    <style:style style:name="T108" style:parent-style-name="Fonteparág.padrão" style:family="text">
      <style:text-properties style:font-name="Times New Roman" fo:font-size="12pt" style:font-size-asian="12pt" style:font-size-complex="12pt"/>
    </style:style>
    <style:style style:name="T109" style:parent-style-name="Fonteparág.padrão" style:family="text">
      <style:text-properties style:font-name="Times New Roman" fo:font-size="12pt" style:font-size-asian="12pt" style:font-size-complex="12pt"/>
    </style:style>
    <style:style style:name="T110" style:parent-style-name="Fonteparág.padrão" style:family="text">
      <style:text-properties style:font-name="Times New Roman" fo:font-size="12pt" style:font-size-asian="12pt" style:font-size-complex="12pt"/>
    </style:style>
    <style:style style:name="T111" style:parent-style-name="Fonteparág.padrão" style:family="text">
      <style:text-properties style:font-name="Times New Roman" fo:font-size="12pt" style:font-size-asian="12pt" style:font-size-complex="12pt"/>
    </style:style>
    <style:style style:name="T112" style:parent-style-name="Fonteparág.padrão" style:family="text">
      <style:text-properties style:font-name="Times New Roman" fo:font-size="12pt" style:font-size-asian="12pt" style:font-size-complex="12pt"/>
    </style:style>
    <style:style style:name="P113" style:parent-style-name="ParágrafodaLista" style:family="paragraph">
      <style:paragraph-properties fo:text-align="justify" fo:margin-top="0.0416in" fo:margin-bottom="0.0416in" fo:margin-left="0in" fo:text-indent="0.7875in">
        <style:tab-stops/>
      </style:paragraph-properties>
    </style:style>
    <style:style style:name="T114" style:parent-style-name="Fonteparág.padrão" style:family="text">
      <style:text-properties style:font-name="Times New Roman" fo:font-size="12pt" style:font-size-asian="12pt" style:font-size-complex="12pt"/>
    </style:style>
    <style:style style:name="T115" style:parent-style-name="Fonteparág.padrão" style:family="text">
      <style:text-properties style:font-name="Times New Roman" fo:font-size="12pt" style:font-size-asian="12pt" style:font-size-complex="12pt"/>
    </style:style>
    <style:style style:name="T116" style:parent-style-name="Fonteparág.padrão" style:family="text">
      <style:text-properties style:font-name="Times New Roman" fo:font-size="12pt" style:font-size-asian="12pt" style:font-size-complex="12pt"/>
    </style:style>
    <style:style style:name="T117" style:parent-style-name="Fonteparág.padrão" style:family="text">
      <style:text-properties style:font-name="Times New Roman" fo:font-size="12pt" style:font-size-asian="12pt" style:font-size-complex="12pt"/>
    </style:style>
    <style:style style:name="T118" style:parent-style-name="Fonteparág.padrão" style:family="text">
      <style:text-properties style:font-name="Times New Roman" fo:font-size="12pt" style:font-size-asian="12pt" style:font-size-complex="12pt"/>
    </style:style>
    <style:style style:name="T119" style:parent-style-name="Fonteparág.padrão" style:family="text">
      <style:text-properties style:font-name="Times New Roman" fo:font-size="12pt" style:font-size-asian="12pt" style:font-size-complex="12pt"/>
    </style:style>
    <style:style style:name="T120" style:parent-style-name="Fonteparág.padrão" style:family="text">
      <style:text-properties style:font-name="Times New Roman" fo:font-size="12pt" style:font-size-asian="12pt" style:font-size-complex="12pt"/>
    </style:style>
    <style:style style:name="T121" style:parent-style-name="Fonteparág.padrão" style:family="text">
      <style:text-properties style:font-name="Times New Roman" style:font-name-asian="Times New Roman" fo:font-size="12pt" style:font-size-asian="12pt" style:font-size-complex="12pt" style:language-asian="pt" style:country-asian="BR"/>
    </style:style>
    <style:style style:name="P122" style:parent-style-name="Normal" style:family="paragraph">
      <style:paragraph-properties fo:text-align="justify" fo:margin-top="0.0416in" fo:margin-bottom="0.0416in" fo:margin-left="1.477in">
        <style:tab-stops/>
      </style:paragraph-properties>
    </style:style>
    <style:style style:name="T123" style:parent-style-name="Fonteparág.padrão" style:family="text">
      <style:text-properties style:font-name="Times New Roman" style:font-name-asian="Times New Roman" style:font-name-complex="Times New Roman" fo:font-size="10pt" style:font-size-asian="10pt" style:font-size-complex="10pt"/>
    </style:style>
    <style:style style:name="T124" style:parent-style-name="Fonteparág.padrão"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125" style:parent-style-name="Fonteparág.padrão" style:family="text">
      <style:text-properties style:font-name="Times New Roman" style:font-name-asian="Times New Roman" style:font-name-complex="Times New Roman" fo:font-size="10pt" style:font-size-asian="10pt" style:font-size-complex="10pt"/>
    </style:style>
    <style:style style:name="T126" style:parent-style-name="Fonteparág.padrão" style:family="text">
      <style:text-properties style:font-name="Times New Roman" style:font-name-asian="Times New Roman" style:font-name-complex="Times New Roman" fo:font-size="10pt" style:font-size-asian="10pt" style:font-size-complex="10pt"/>
    </style:style>
    <style:style style:name="T127" style:parent-style-name="Fonteparág.padrão"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128" style:parent-style-name="Fonteparág.padrão" style:family="text">
      <style:text-properties style:font-name="Times New Roman" style:font-name-asian="Times New Roman" style:font-name-complex="Times New Roman" fo:font-size="10pt" style:font-size-asian="10pt" style:font-size-complex="10pt"/>
    </style:style>
    <style:style style:name="T129" style:parent-style-name="Fonteparág.padrão"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130" style:parent-style-name="Fonteparág.padrão" style:family="text">
      <style:text-properties style:font-name="Times New Roman" style:font-name-asian="Times New Roman" style:font-name-complex="Times New Roman" fo:font-size="10pt" style:font-size-asian="10pt" style:font-size-complex="10pt"/>
    </style:style>
    <style:style style:name="T131" style:parent-style-name="Fonteparág.padrão" style:family="text">
      <style:text-properties style:font-name="Times New Roman" style:font-name-asian="Times New Roman" style:font-name-complex="Times New Roman" fo:font-size="10pt" style:font-size-asian="10pt" style:font-size-complex="10pt"/>
    </style:style>
    <style:style style:name="T132" style:parent-style-name="Fonteparág.padrão"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133" style:parent-style-name="Fonteparág.padrão" style:family="text">
      <style:text-properties style:font-name="Times New Roman" style:font-name-asian="Times New Roman" style:font-name-complex="Times New Roman" fo:font-size="10pt" style:font-size-asian="10pt" style:font-size-complex="10pt"/>
    </style:style>
    <style:style style:name="P134" style:parent-style-name="Normal" style:family="paragraph">
      <style:paragraph-properties fo:text-align="justify" fo:margin-top="0.0416in" fo:margin-bottom="0.0416in"/>
      <style:text-properties style:font-name="Times New Roman" style:font-name-complex="Times New Roman"/>
    </style:style>
    <style:style style:name="P135" style:parent-style-name="Normal" style:family="paragraph">
      <style:paragraph-properties fo:text-align="justify" fo:margin-top="0.0416in" fo:margin-bottom="0.0416in" fo:text-indent="0.7875in"/>
    </style:style>
    <style:style style:name="T136" style:parent-style-name="Fonteparág.padrão" style:family="text">
      <style:text-properties style:font-name="Times New Roman" style:font-name-asian="IPNHMB+TimesNewRoman" style:font-name-complex="Times New Roman"/>
    </style:style>
    <style:style style:name="T137" style:parent-style-name="Fonteparág.padrão" style:family="text">
      <style:text-properties style:font-name="Times New Roman" style:font-name-asian="IPNHMB+TimesNewRoman" style:font-name-complex="Times New Roman"/>
    </style:style>
    <style:style style:name="T138" style:parent-style-name="Fonteparág.padrão" style:family="text">
      <style:text-properties style:font-name="Times New Roman" style:font-name-asian="IPNHMB+TimesNewRoman" style:font-name-complex="Times New Roman"/>
    </style:style>
    <style:style style:name="T139" style:parent-style-name="Fonteparág.padrão" style:family="text">
      <style:text-properties style:font-name="Times New Roman" style:font-name-asian="IPNHMB+TimesNewRoman" style:font-name-complex="Times New Roman"/>
    </style:style>
    <style:style style:name="T140" style:parent-style-name="Fonteparág.padrão" style:family="text">
      <style:text-properties style:font-name="Times New Roman" style:font-name-asian="IPNHMB+TimesNewRoman" style:font-name-complex="Times New Roman"/>
    </style:style>
    <style:style style:name="T141" style:parent-style-name="Fonteparág.padrão" style:family="text">
      <style:text-properties style:font-name="Times New Roman" style:font-name-asian="IPNHMB+TimesNewRoman" style:font-name-complex="Times New Roman"/>
    </style:style>
    <style:style style:name="T142" style:parent-style-name="Fonteparág.padrão" style:family="text">
      <style:text-properties style:font-name="Times New Roman" style:font-name-asian="IPNHMB+TimesNewRoman" style:font-name-complex="Times New Roman"/>
    </style:style>
    <style:style style:name="P143" style:parent-style-name="Normal" style:family="paragraph">
      <style:paragraph-properties fo:text-align="justify" fo:margin-top="0.0416in" fo:margin-bottom="0.0416in" fo:text-indent="0.7875in"/>
      <style:text-properties style:font-name="Times New Roman" style:font-name-complex="Times New Roman"/>
    </style:style>
    <style:style style:name="P144" style:parent-style-name="Normal" style:family="paragraph">
      <style:paragraph-properties fo:text-align="justify" fo:margin-top="0.0416in" fo:margin-bottom="0.0416in"/>
      <style:text-properties style:font-name="Times New Roman" style:font-name-complex="Times New Roman" fo:font-weight="bold" style:font-weight-asian="bold"/>
    </style:style>
    <style:style style:name="P145" style:parent-style-name="Normal" style:family="paragraph">
      <style:paragraph-properties fo:text-align="justify" fo:margin-top="0.0416in" fo:margin-bottom="0.0416in" fo:text-indent="0.7875in"/>
      <style:text-properties style:font-name="Times New Roman" style:font-name-complex="Times New Roman"/>
    </style:style>
    <style:style style:name="P146" style:parent-style-name="Normal" style:family="paragraph">
      <style:paragraph-properties fo:text-align="justify" fo:margin-top="0.0416in" fo:margin-bottom="0.0416in" fo:text-indent="0.4916in"/>
      <style:text-properties style:font-name="Times New Roman" style:font-name-complex="Times New Roman"/>
    </style:style>
    <style:style style:name="P147" style:parent-style-name="Normal" style:family="paragraph">
      <style:paragraph-properties fo:text-align="justify" fo:margin-top="0.0416in" fo:margin-bottom="0.0416in"/>
      <style:text-properties style:font-name="Times New Roman" style:font-name-complex="Times New Roman" fo:font-weight="bold" style:font-weight-asian="bold"/>
    </style:style>
    <style:style style:name="P148" style:parent-style-name="Normal" style:family="paragraph">
      <style:paragraph-properties fo:text-align="justify" fo:margin-top="0.0416in" fo:margin-bottom="0.0416in"/>
      <style:text-properties style:font-name="Times New Roman" style:font-name-complex="Times New Roman" fo:font-weight="bold" style:font-weight-asian="bold"/>
    </style:style>
    <style:style style:name="P149"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complex="Times New Roman"/>
    </style:style>
    <style:style style:name="P150" style:parent-style-name="Standard" style:family="paragraph">
      <style:paragraph-properties fo:text-align="justify" fo:margin-top="0.0416in" fo:margin-bottom="0.0416in">
        <style:tab-stops>
          <style:tab-stop style:type="left" style:position="0.7777in"/>
        </style:tab-stops>
      </style:paragraph-properties>
    </style:style>
    <style:style style:name="T151" style:parent-style-name="Fonteparág.padrão" style:family="text">
      <style:text-properties style:font-name="Times New Roman" style:font-name-complex="Times New Roman"/>
    </style:style>
    <style:style style:name="T152" style:parent-style-name="Fonteparág.padrão" style:family="text">
      <style:text-properties style:font-name="Times New Roman" style:font-name-asian="IPNHMB+TimesNewRoman" style:font-name-complex="Times New Roman"/>
    </style:style>
    <style:style style:name="T153" style:parent-style-name="Fonteparág.padrão" style:family="text">
      <style:text-properties style:font-name="Times New Roman" style:font-name-asian="IPNHMB+TimesNewRoman" style:font-name-complex="Times New Roman"/>
    </style:style>
    <style:style style:name="P154" style:parent-style-name="Standard" style:family="paragraph">
      <style:paragraph-properties fo:text-align="justify" fo:margin-top="0.0416in" fo:margin-bottom="0.0416in">
        <style:tab-stops>
          <style:tab-stop style:type="left" style:position="0.7777in"/>
        </style:tab-stops>
      </style:paragraph-properties>
    </style:style>
    <style:style style:name="T155" style:parent-style-name="Fonteparág.padrão" style:family="text">
      <style:text-properties style:font-name="Times New Roman" style:font-name-asian="IPNHMB+TimesNewRoman" style:font-name-complex="Times New Roman"/>
    </style:style>
    <style:style style:name="T156" style:parent-style-name="Fonteparág.padrão" style:family="text">
      <style:text-properties style:font-name="Times New Roman" style:font-name-asian="IPNHMB+TimesNewRoman" style:font-name-complex="Times New Roman"/>
    </style:style>
    <style:style style:name="T157" style:parent-style-name="Fonteparág.padrão" style:family="text">
      <style:text-properties style:font-name="Times New Roman" style:font-name-asian="IPNHMB+TimesNewRoman" style:font-name-complex="Times New Roman"/>
    </style:style>
    <style:style style:name="T158" style:parent-style-name="Ref.denotaderodapé" style:family="text">
      <style:text-properties style:font-name="Times New Roman" style:font-name-asian="IPNHMB+TimesNewRoman" style:font-name-complex="Times New Roman"/>
    </style:style>
    <style:style style:name="T159" style:parent-style-name="Fonteparág.padrão" style:family="text">
      <style:text-properties style:font-name="Times New Roman" style:font-name-asian="IPNHMB+TimesNewRoman" style:font-name-complex="Times New Roman"/>
    </style:style>
    <style:style style:name="T160" style:parent-style-name="Fonteparág.padrão" style:family="text">
      <style:text-properties style:font-name="Times New Roman" style:font-name-asian="IPNHMB+TimesNewRoman" style:font-name-complex="Times New Roman"/>
    </style:style>
    <style:style style:name="P161" style:parent-style-name="Standard" style:family="paragraph">
      <style:paragraph-properties fo:text-align="justify" fo:margin-top="0.0416in" fo:margin-bottom="0.0416in">
        <style:tab-stops>
          <style:tab-stop style:type="left" style:position="0.7777in"/>
        </style:tab-stops>
      </style:paragraph-properties>
    </style:style>
    <style:style style:name="P162" style:parent-style-name="Textbody" style:list-style-name="LFO3" style:family="paragraph">
      <style:paragraph-properties fo:text-align="justify" fo:margin-top="0.0416in" fo:margin-bottom="0.0416in">
        <style:tab-stops>
          <style:tab-stop style:type="left" style:position="-14.1416in"/>
        </style:tab-stops>
      </style:paragraph-properties>
      <style:text-properties style:font-name="Times New Roman" style:font-name-asian="IPNHMB+TimesNewRoman" style:font-name-complex="Times New Roman"/>
    </style:style>
    <style:style style:name="P163" style:parent-style-name="Textbody" style:list-style-name="LFO3" style:family="paragraph">
      <style:paragraph-properties fo:text-align="justify" fo:margin-top="0.0416in" fo:margin-bottom="0.0416in">
        <style:tab-stops>
          <style:tab-stop style:type="left" style:position="-14.1416in"/>
        </style:tab-stops>
      </style:paragraph-properties>
      <style:text-properties style:font-name="Times New Roman" style:font-name-asian="IPNHMB+TimesNewRoman" style:font-name-complex="Times New Roman"/>
    </style:style>
    <style:style style:name="P164" style:parent-style-name="Textbody" style:list-style-name="LFO3" style:family="paragraph">
      <style:paragraph-properties fo:text-align="justify" fo:margin-top="0.0416in" fo:margin-bottom="0.0416in">
        <style:tab-stops>
          <style:tab-stop style:type="left" style:position="-14.1416in"/>
        </style:tab-stops>
      </style:paragraph-properties>
      <style:text-properties style:font-name="Times New Roman" style:font-name-asian="IPNHMB+TimesNewRoman" style:font-name-complex="Times New Roman"/>
    </style:style>
    <style:style style:name="P165" style:parent-style-name="Textbody" style:list-style-name="LFO3" style:family="paragraph">
      <style:paragraph-properties fo:text-align="justify" fo:margin-top="0.0416in" fo:margin-bottom="0.0416in">
        <style:tab-stops>
          <style:tab-stop style:type="left" style:position="-14.1416in"/>
        </style:tab-stops>
      </style:paragraph-properties>
    </style:style>
    <style:style style:name="T166" style:parent-style-name="Fonteparág.padrão" style:family="text">
      <style:text-properties style:font-name="Times New Roman" style:font-name-asian="IPNHMB+TimesNewRoman" style:font-name-complex="Times New Roman"/>
    </style:style>
    <style:style style:name="T167" style:parent-style-name="Fonteparág.padrão" style:family="text">
      <style:text-properties style:font-name="Times New Roman" style:font-name-asian="IPNHMB+TimesNewRoman" style:font-name-complex="Times New Roman"/>
    </style:style>
    <style:style style:name="T168" style:parent-style-name="Ref.denotaderodapé" style:family="text">
      <style:text-properties style:font-name="Times New Roman" style:font-name-asian="IPNHMB+TimesNewRoman" style:font-name-complex="Times New Roman"/>
    </style:style>
    <style:style style:name="P169" style:parent-style-name="Textbody" style:family="paragraph">
      <style:paragraph-properties fo:text-align="justify" fo:margin-top="0.0208in" fo:margin-bottom="0.0208in">
        <style:tab-stops>
          <style:tab-stop style:type="left" style:position="0.7666in"/>
        </style:tab-stops>
      </style:paragraph-properties>
    </style:style>
    <style:style style:name="T170" style:parent-style-name="Fonteparág.padrão" style:family="text">
      <style:text-properties style:font-name="Times New Roman" style:font-name-asian="IPNHMB+TimesNewRoman" style:font-name-complex="Times New Roman" fo:font-size="10pt" style:font-size-asian="10pt" style:font-size-complex="10pt"/>
    </style:style>
    <style:style style:name="T171" style:parent-style-name="Fonteparág.padrão" style:family="text">
      <style:text-properties style:font-name="Times New Roman" style:font-name-asian="IPNHMB+TimesNewRoman" style:font-name-complex="Times New Roman" fo:font-size="10pt" style:font-size-asian="10pt" style:font-size-complex="10pt"/>
    </style:style>
    <style:style style:name="T172" style:parent-style-name="Fonteparág.padrão" style:family="text">
      <style:text-properties style:font-name="Times New Roman" style:font-name-asian="IPNHMB+TimesNewRoman" style:font-name-complex="Times New Roman"/>
    </style:style>
    <style:style style:name="P173"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174"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175" style:parent-style-name="Normal" style:family="paragraph">
      <style:paragraph-properties fo:text-align="justify" fo:margin-top="0.0416in" fo:margin-bottom="0.0416in"/>
      <style:text-properties style:font-name="Times New Roman" style:font-name-complex="Times New Roman"/>
    </style:style>
    <style:style style:name="P176" style:parent-style-name="Normal" style:family="paragraph">
      <style:paragraph-properties fo:text-align="justify" fo:margin-top="0.0416in" fo:margin-bottom="0.0416in" fo:text-indent="0.4916in"/>
      <style:text-properties style:font-name="Times New Roman" style:font-name-complex="Times New Roman" fo:font-weight="bold" style:font-weight-asian="bold"/>
    </style:style>
    <style:style style:name="P177" style:parent-style-name="Normal" style:family="paragraph">
      <style:paragraph-properties fo:text-align="justify" fo:margin-top="0.0416in" fo:margin-bottom="0.0416in"/>
      <style:text-properties style:font-name="Times New Roman" style:font-name-complex="Times New Roman"/>
    </style:style>
    <style:style style:name="P178" style:parent-style-name="Normal" style:family="paragraph">
      <style:paragraph-properties fo:text-align="justify" fo:margin-top="0.0416in" fo:margin-bottom="0.0416in" fo:text-indent="0.7875in"/>
      <style:text-properties style:font-name="Times New Roman" style:font-name-complex="Times New Roman"/>
    </style:style>
    <style:style style:name="P179" style:parent-style-name="Normal" style:family="paragraph">
      <style:paragraph-properties fo:text-align="justify" fo:margin-top="0.0416in" fo:margin-bottom="0.0416in" fo:text-indent="0.7875in"/>
      <style:text-properties style:font-name="Times New Roman" style:font-name-complex="Times New Roman"/>
    </style:style>
    <style:style style:name="P180" style:parent-style-name="Normal" style:family="paragraph">
      <style:paragraph-properties fo:text-align="justify" fo:margin-top="0.0416in" fo:margin-bottom="0.0416in" fo:text-indent="0.7875in"/>
    </style:style>
    <style:style style:name="T181" style:parent-style-name="Fonteparág.padrão" style:family="text">
      <style:text-properties style:font-name="Times New Roman" style:font-name-complex="Times New Roman"/>
    </style:style>
    <style:style style:name="T182" style:parent-style-name="Fonteparág.padrão" style:family="text">
      <style:text-properties style:font-name="Times New Roman" style:font-name-complex="Times New Roman"/>
    </style:style>
    <style:style style:name="P183"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84"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85"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86"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87" style:parent-style-name="Standard" style:family="paragraph">
      <style:paragraph-properties fo:text-align="justify" fo:margin-top="0.0416in" fo:margin-bottom="0.0416in" fo:text-indent="0.4923in"/>
      <style:text-properties style:font-name="Times New Roman" style:font-name-asian="IPNHMB+TimesNewRoman" style:font-name-complex="Times New Roman"/>
    </style:style>
    <style:style style:name="P188" style:parent-style-name="Standard" style:family="paragraph">
      <style:paragraph-properties fo:text-align="justify" fo:margin-top="0.0416in" fo:margin-bottom="0.0416in" fo:text-indent="0.4923in"/>
    </style:style>
    <style:style style:name="T189" style:parent-style-name="Fonteparág.padrão" style:family="text">
      <style:text-properties style:font-name="Times New Roman" style:font-name-asian="IPNHMB+TimesNewRoman" style:font-name-complex="Times New Roman"/>
    </style:style>
    <style:style style:name="T190" style:parent-style-name="Fonteparág.padrão" style:family="text">
      <style:text-properties style:font-name="Times New Roman" style:font-name-asian="IPNHMB+TimesNewRoman" style:font-name-complex="Times New Roman"/>
    </style:style>
    <style:style style:name="P191"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192"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193"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94"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95"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96"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97"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98"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99" style:parent-style-name="Textbody" style:family="paragraph">
      <style:paragraph-properties fo:text-align="justify" fo:margin-top="0.0416in" fo:margin-bottom="0.0416in">
        <style:tab-stops>
          <style:tab-stop style:type="left" style:position="0.7777in"/>
        </style:tab-stops>
      </style:paragraph-properties>
      <style:text-properties style:font-name-asian="IPNHMB+TimesNewRoman" style:font-name-complex="IPNHMB+TimesNewRoman"/>
    </style:style>
    <style:style style:name="P200" style:parent-style-name="Textbody" style:family="paragraph">
      <style:paragraph-properties fo:text-align="justify" fo:margin-top="0.0416in" fo:margin-bottom="0.0416in">
        <style:tab-stops>
          <style:tab-stop style:type="left" style:position="0.7777in"/>
        </style:tab-stops>
      </style:paragraph-properties>
      <style:text-properties style:font-name-asian="IPNHMB+TimesNewRoman" style:font-name-complex="IPNHMB+TimesNewRoman"/>
    </style:style>
    <style:style style:name="P201" style:parent-style-name="Textbody" style:family="paragraph">
      <style:paragraph-properties fo:text-align="justify" fo:margin-top="0.0416in" fo:margin-bottom="0.0416in">
        <style:tab-stops>
          <style:tab-stop style:type="left" style:position="0.7777in"/>
        </style:tab-stops>
      </style:paragraph-properties>
      <style:text-properties style:font-name-asian="IPNHMB+TimesNewRoman" style:font-name-complex="IPNHMB+TimesNewRoman"/>
    </style:style>
    <style:style style:name="P202" style:parent-style-name="Textbody" style:family="paragraph">
      <style:paragraph-properties fo:text-align="justify" fo:margin-top="0.0416in" fo:margin-bottom="0.0416in">
        <style:tab-stops>
          <style:tab-stop style:type="left" style:position="0.7777in"/>
        </style:tab-stops>
      </style:paragraph-properties>
      <style:text-properties style:font-name-asian="IPNHMB+TimesNewRoman" style:font-name-complex="IPNHMB+TimesNewRoman"/>
    </style:style>
    <style:style style:name="P203" style:parent-style-name="Textbody" style:family="paragraph">
      <style:paragraph-properties fo:text-align="justify" fo:margin-top="0.0416in" fo:margin-bottom="0.0416in">
        <style:tab-stops>
          <style:tab-stop style:type="left" style:position="0.7777in"/>
        </style:tab-stops>
      </style:paragraph-properties>
      <style:text-properties style:font-name-asian="IPNHMB+TimesNewRoman" style:font-name-complex="IPNHMB+TimesNewRoman"/>
    </style:style>
    <style:style style:name="P204" style:parent-style-name="Textbody" style:family="paragraph">
      <style:paragraph-properties fo:text-align="justify" fo:margin-top="0.0416in" fo:margin-bottom="0.0416in">
        <style:tab-stops>
          <style:tab-stop style:type="left" style:position="0.7777in"/>
        </style:tab-stops>
      </style:paragraph-properties>
      <style:text-properties style:font-name-asian="IPNHMB+TimesNewRoman" style:font-name-complex="IPNHMB+TimesNewRoman"/>
    </style:style>
    <style:style style:name="P205" style:parent-style-name="Textbody" style:family="paragraph">
      <style:paragraph-properties fo:text-align="justify" fo:margin-top="0.0416in" fo:margin-bottom="0.0416in">
        <style:tab-stops>
          <style:tab-stop style:type="left" style:position="0.7777in"/>
        </style:tab-stops>
      </style:paragraph-properties>
      <style:text-properties style:font-name-asian="IPNHMB+TimesNewRoman" style:font-name-complex="IPNHMB+TimesNewRoman"/>
    </style:style>
    <style:style style:name="P206" style:parent-style-name="Textbody" style:family="paragraph">
      <style:paragraph-properties fo:text-align="justify" fo:margin-top="0.0416in" fo:margin-bottom="0.0416in">
        <style:tab-stops>
          <style:tab-stop style:type="left" style:position="0.7777in"/>
        </style:tab-stops>
      </style:paragraph-properties>
      <style:text-properties style:font-name-asian="IPNHMB+TimesNewRoman" style:font-name-complex="IPNHMB+TimesNewRoman"/>
    </style:style>
    <style:style style:name="P207" style:parent-style-name="Textbody" style:family="paragraph">
      <style:paragraph-properties fo:text-align="justify" fo:margin-top="0.0416in" fo:margin-bottom="0.0416in">
        <style:tab-stops>
          <style:tab-stop style:type="left" style:position="0.7777in"/>
        </style:tab-stops>
      </style:paragraph-properties>
      <style:text-properties style:font-name-asian="IPNHMB+TimesNewRoman" style:font-name-complex="IPNHMB+TimesNewRoman"/>
    </style:style>
    <style:style style:name="TableColumn209" style:family="table-column">
      <style:table-column-properties style:column-width="1.0131in" style:use-optimal-column-width="false"/>
    </style:style>
    <style:style style:name="TableColumn210" style:family="table-column">
      <style:table-column-properties style:column-width="1.2645in" style:use-optimal-column-width="false"/>
    </style:style>
    <style:style style:name="TableColumn211" style:family="table-column">
      <style:table-column-properties style:column-width="1.0277in" style:use-optimal-column-width="false"/>
    </style:style>
    <style:style style:name="TableColumn212" style:family="table-column">
      <style:table-column-properties style:column-width="0.7972in" style:use-optimal-column-width="false"/>
    </style:style>
    <style:style style:name="TableColumn213" style:family="table-column">
      <style:table-column-properties style:column-width="0.9486in" style:use-optimal-column-width="false"/>
    </style:style>
    <style:style style:name="TableColumn214" style:family="table-column">
      <style:table-column-properties style:column-width="0.6819in" style:use-optimal-column-width="false"/>
    </style:style>
    <style:style style:name="Table208" style:family="table">
      <style:table-properties style:width="5.7333in" fo:margin-left="0.2666in" table:align="left"/>
    </style:style>
    <style:style style:name="TableRow215" style:family="table-row">
      <style:table-row-properties style:use-optimal-row-height="false"/>
    </style:style>
    <style:style style:name="TableCell216"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217"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18"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21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20" style:family="table-cell">
      <style:table-cell-properties fo:border-top="none" fo:border-left="0.0034in solid #000000" fo:border-bottom="0.0034in solid #000000" fo:border-right="0.0034in solid #000000" fo:background-color="#E6E6E6" fo:padding-top="0.0381in" fo:padding-left="0.0381in" fo:padding-bottom="0.0381in" fo:padding-right="0.0381in"/>
    </style:style>
    <style:style style:name="P22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P222"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223" style:family="table-row">
      <style:table-row-properties style:use-optimal-row-height="false"/>
    </style:style>
    <style:style style:name="TableCell224"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22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26"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227"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28" style:family="table-cell">
      <style:table-cell-properties fo:border-top="none" fo:border-left="0.0034in solid #000000" fo:border-bottom="0.0034in solid #000000" fo:border-right="none" fo:background-color="#E6E6E6" fo:padding-top="0.0381in" fo:padding-left="0.0381in" fo:padding-bottom="0.0381in" fo:padding-right="0.0381in"/>
    </style:style>
    <style:style style:name="P22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30" style:family="table-cell">
      <style:table-cell-properties fo:border-top="none" fo:border-left="0.0034in solid #000000" fo:border-bottom="0.0034in solid #000000" fo:border-right="none" fo:background-color="#E6E6E6" fo:padding-top="0.0381in" fo:padding-left="0.0381in" fo:padding-bottom="0.0381in" fo:padding-right="0.0381in"/>
    </style:style>
    <style:style style:name="P23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32" style:family="table-cell">
      <style:table-cell-properties fo:border-top="none" fo:border-left="0.0034in solid #000000" fo:border-bottom="0.0034in solid #000000" fo:border-right="none" fo:background-color="#FF0000" fo:padding-top="0.0381in" fo:padding-left="0.0381in" fo:padding-bottom="0.0381in" fo:padding-right="0.0381in"/>
    </style:style>
    <style:style style:name="P233" style:parent-style-name="TableContents" style:family="paragraph">
      <style:paragraph-properties fo:text-align="justify" fo:margin-top="0.0416in" fo:margin-bottom="0.0416in" fo:background-color="#FF0000"/>
      <style:text-properties style:font-name-asian="IPNHMB+TimesNewRoman" style:font-name-complex="IPNHMB+TimesNewRoman" fo:font-size="8pt" style:font-size-asian="8pt" style:font-size-complex="8pt"/>
    </style:style>
    <style:style style:name="TableCell234" style:family="table-cell">
      <style:table-cell-properties fo:border-top="none" fo:border-left="0.0034in solid #000000" fo:border-bottom="0.0034in solid #000000" fo:border-right="0.0034in solid #000000" fo:background-color="#E6E6E6" fo:padding-top="0.0381in" fo:padding-left="0.0381in" fo:padding-bottom="0.0381in" fo:padding-right="0.0381in"/>
    </style:style>
    <style:style style:name="P23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236" style:family="table-row">
      <style:table-row-properties style:use-optimal-row-height="false"/>
    </style:style>
    <style:style style:name="P237" style:parent-style-name="Normal" style:family="paragraph">
      <style:paragraph-properties fo:text-align="justify" fo:margin-top="0.0416in" fo:margin-bottom="0.0416in"/>
    </style:style>
    <style:style style:name="P238" style:parent-style-name="Normal" style:family="paragraph">
      <style:paragraph-properties fo:text-align="justify" fo:margin-top="0.0416in" fo:margin-bottom="0.0416in"/>
    </style:style>
    <style:style style:name="TableCell239" style:family="table-cell">
      <style:table-cell-properties fo:border-top="none" fo:border-left="0.0034in solid #000000" fo:border-bottom="0.0034in solid #000000" fo:border-right="none" fo:padding-top="0.0381in" fo:padding-left="0.0381in" fo:padding-bottom="0.0381in" fo:padding-right="0.0381in"/>
    </style:style>
    <style:style style:name="P240"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41" style:family="table-cell">
      <style:table-cell-properties fo:border-top="none" fo:border-left="0.0034in solid #000000" fo:border-bottom="0.0034in solid #000000" fo:border-right="none" fo:padding-top="0.0381in" fo:padding-left="0.0381in" fo:padding-bottom="0.0381in" fo:padding-right="0.0381in"/>
    </style:style>
    <style:style style:name="P242"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43" style:family="table-cell">
      <style:table-cell-properties fo:border-top="none" fo:border-left="0.0034in solid #000000" fo:border-bottom="0.0034in solid #000000" fo:border-right="none" fo:padding-top="0.0381in" fo:padding-left="0.0381in" fo:padding-bottom="0.0381in" fo:padding-right="0.0381in"/>
    </style:style>
    <style:style style:name="P244"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24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50" style:family="table-cell">
      <style:table-cell-properties fo:border-top="none" fo:border-left="0.0034in solid #000000" fo:border-bottom="0.0034in solid #000000" fo:border-right="none" fo:padding-top="0.0381in" fo:padding-left="0.0381in" fo:padding-bottom="0.0381in" fo:padding-right="0.0381in"/>
    </style:style>
    <style:style style:name="P25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52" style:family="table-cell">
      <style:table-cell-properties fo:border-top="none" fo:border-left="0.0034in solid #000000" fo:border-bottom="0.0034in solid #000000" fo:border-right="none" fo:padding-top="0.0381in" fo:padding-left="0.0381in" fo:padding-bottom="0.0381in" fo:padding-right="0.0381in"/>
    </style:style>
    <style:style style:name="P25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P25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56" style:family="table-cell">
      <style:table-cell-properties fo:border-top="none" fo:border-left="0.0034in solid #000000" fo:border-bottom="0.0034in solid #000000" fo:border-right="none" fo:background-color="#FFFFFF" fo:padding-top="0.0381in" fo:padding-left="0.0381in" fo:padding-bottom="0.0381in" fo:padding-right="0.0381in"/>
    </style:style>
    <style:style style:name="P257"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P258" style:parent-style-name="TableContents" style:family="paragraph">
      <style:paragraph-properties fo:text-align="justify" fo:margin-top="0.0416in" fo:margin-bottom="0.0416in"/>
    </style:style>
    <style:style style:name="T259" style:parent-style-name="Fonteparág.padrão" style:family="text">
      <style:text-properties style:font-name-asian="IPNHMB+TimesNewRoman" style:font-name-complex="IPNHMB+TimesNewRoman" fo:font-size="8pt" style:font-size-asian="8pt" style:font-size-complex="8pt"/>
    </style:style>
    <style:style style:name="TableCell2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1"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264"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65" style:family="table-cell">
      <style:table-cell-properties fo:border-top="none" fo:border-left="0.0034in solid #000000" fo:border-bottom="0.0034in solid #000000" fo:border-right="none" fo:padding-top="0.0381in" fo:padding-left="0.0381in" fo:padding-bottom="0.0381in" fo:padding-right="0.0381in"/>
    </style:style>
    <style:style style:name="P26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67" style:family="table-cell">
      <style:table-cell-properties fo:border-top="none" fo:border-left="0.0034in solid #000000" fo:border-bottom="0.0034in solid #000000" fo:border-right="none" fo:padding-top="0.0381in" fo:padding-left="0.0381in" fo:padding-bottom="0.0381in" fo:padding-right="0.0381in"/>
    </style:style>
    <style:style style:name="P268"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69" style:family="table-cell">
      <style:table-cell-properties fo:border-top="none" fo:border-left="0.0034in solid #000000" fo:border-bottom="0.0034in solid #000000" fo:border-right="none" fo:padding-top="0.0381in" fo:padding-left="0.0381in" fo:padding-bottom="0.0381in" fo:padding-right="0.0381in"/>
    </style:style>
    <style:style style:name="P270"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71" style:family="table-cell">
      <style:table-cell-properties fo:border-top="none" fo:border-left="0.0034in solid #000000" fo:border-bottom="0.0034in solid #000000" fo:border-right="none" fo:padding-top="0.0381in" fo:padding-left="0.0381in" fo:padding-bottom="0.0381in" fo:padding-right="0.0381in"/>
    </style:style>
    <style:style style:name="P272" style:parent-style-name="TableContents" style:family="paragraph">
      <style:paragraph-properties fo:text-align="justify" fo:margin-top="0.0416in" fo:margin-bottom="0.0416in"/>
    </style:style>
    <style:style style:name="T273" style:parent-style-name="Fonteparág.padrão" style:family="text">
      <style:text-properties style:font-name-asian="IPNHMB+TimesNewRoman" style:font-name-complex="IPNHMB+TimesNewRoman" fo:font-size="8pt" style:font-size-asian="8pt" style:font-size-complex="8pt"/>
    </style:style>
    <style:style style:name="TableCell2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278"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79" style:family="table-cell">
      <style:table-cell-properties fo:border-top="none" fo:border-left="0.0034in solid #000000" fo:border-bottom="0.0034in solid #000000" fo:border-right="none" fo:padding-top="0.0381in" fo:padding-left="0.0381in" fo:padding-bottom="0.0381in" fo:padding-right="0.0381in"/>
    </style:style>
    <style:style style:name="P280"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81" style:family="table-cell">
      <style:table-cell-properties fo:border-top="none" fo:border-left="0.0034in solid #000000" fo:border-bottom="0.0034in solid #000000" fo:border-right="none" fo:padding-top="0.0381in" fo:padding-left="0.0381in" fo:padding-bottom="0.0381in" fo:padding-right="0.0381in"/>
    </style:style>
    <style:style style:name="P282"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83" style:family="table-cell">
      <style:table-cell-properties fo:border-top="none" fo:border-left="0.0034in solid #000000" fo:border-bottom="0.0034in solid #000000" fo:border-right="none" fo:padding-top="0.0381in" fo:padding-left="0.0381in" fo:padding-bottom="0.0381in" fo:padding-right="0.0381in"/>
    </style:style>
    <style:style style:name="P284"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85" style:family="table-cell">
      <style:table-cell-properties fo:border-top="none" fo:border-left="0.0034in solid #000000" fo:border-bottom="0.0034in solid #000000" fo:border-right="none" fo:padding-top="0.0381in" fo:padding-left="0.0381in" fo:padding-bottom="0.0381in" fo:padding-right="0.0381in"/>
    </style:style>
    <style:style style:name="P28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8"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29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P29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94" style:family="table-cell">
      <style:table-cell-properties fo:border-top="none" fo:border-left="0.0034in solid #000000" fo:border-bottom="0.0034in solid #000000" fo:border-right="none" fo:padding-top="0.0381in" fo:padding-left="0.0381in" fo:padding-bottom="0.0381in" fo:padding-right="0.0381in"/>
    </style:style>
    <style:style style:name="P29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96" style:family="table-cell">
      <style:table-cell-properties fo:border-top="none" fo:border-left="0.0034in solid #000000" fo:border-bottom="0.0034in solid #000000" fo:border-right="none" fo:padding-top="0.0381in" fo:padding-left="0.0381in" fo:padding-bottom="0.0381in" fo:padding-right="0.0381in"/>
    </style:style>
    <style:style style:name="P297"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98" style:family="table-cell">
      <style:table-cell-properties fo:border-top="none" fo:border-left="0.0034in solid #000000" fo:border-bottom="0.0034in solid #000000" fo:border-right="none" fo:padding-top="0.0381in" fo:padding-left="0.0381in" fo:padding-bottom="0.0381in" fo:padding-right="0.0381in"/>
    </style:style>
    <style:style style:name="P29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P302"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0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06" style:family="table-cell">
      <style:table-cell-properties fo:border-top="none" fo:border-left="0.0034in solid #000000" fo:border-bottom="0.0034in solid #000000" fo:border-right="none" fo:padding-top="0.0381in" fo:padding-left="0.0381in" fo:padding-bottom="0.0381in" fo:padding-right="0.0381in"/>
    </style:style>
    <style:style style:name="P307"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P30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18"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19" style:family="table-cell">
      <style:table-cell-properties fo:border-top="none" fo:border-left="0.0034in solid #000000" fo:border-bottom="0.0034in solid #000000" fo:border-right="none" fo:padding-top="0.0381in" fo:padding-left="0.0381in" fo:padding-bottom="0.0381in" fo:padding-right="0.0381in"/>
    </style:style>
    <style:style style:name="P320"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21" style:family="table-cell">
      <style:table-cell-properties fo:border-top="none" fo:border-left="0.0034in solid #000000" fo:border-bottom="0.0034in solid #000000" fo:border-right="none" fo:padding-top="0.0381in" fo:padding-left="0.0381in" fo:padding-bottom="0.0381in" fo:padding-right="0.0381in"/>
    </style:style>
    <style:style style:name="P322"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23" style:family="table-cell">
      <style:table-cell-properties fo:border-top="none" fo:border-left="0.0034in solid #000000" fo:border-bottom="0.0034in solid #000000" fo:border-right="none" fo:padding-top="0.0381in" fo:padding-left="0.0381in" fo:padding-bottom="0.0381in" fo:padding-right="0.0381in"/>
    </style:style>
    <style:style style:name="P324"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25" style:family="table-cell">
      <style:table-cell-properties fo:border-top="none" fo:border-left="0.0034in solid #000000" fo:border-bottom="0.0034in solid #000000" fo:border-right="none" fo:padding-top="0.0381in" fo:padding-left="0.0381in" fo:padding-bottom="0.0381in" fo:padding-right="0.0381in"/>
    </style:style>
    <style:style style:name="P32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8"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P32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32"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33" style:family="table-cell">
      <style:table-cell-properties fo:border-top="none" fo:border-left="0.0034in solid #000000" fo:border-bottom="0.0034in solid #000000" fo:border-right="none" fo:padding-top="0.0381in" fo:padding-left="0.0381in" fo:padding-bottom="0.0381in" fo:padding-right="0.0381in"/>
    </style:style>
    <style:style style:name="P334"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35" style:family="table-cell">
      <style:table-cell-properties fo:border-top="none" fo:border-left="0.0034in solid #000000" fo:border-bottom="0.0034in solid #000000" fo:border-right="none" fo:padding-top="0.0381in" fo:padding-left="0.0381in" fo:padding-bottom="0.0381in" fo:padding-right="0.0381in"/>
    </style:style>
    <style:style style:name="P33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37" style:family="table-cell">
      <style:table-cell-properties fo:border-top="none" fo:border-left="0.0034in solid #000000" fo:border-bottom="0.0034in solid #000000" fo:border-right="none" fo:padding-top="0.0381in" fo:padding-left="0.0381in" fo:padding-bottom="0.0381in" fo:padding-right="0.0381in"/>
    </style:style>
    <style:style style:name="P338"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39" style:family="table-cell">
      <style:table-cell-properties fo:border-top="none" fo:border-left="0.0034in solid #000000" fo:border-bottom="0.0034in solid #000000" fo:border-right="none" fo:padding-top="0.0381in" fo:padding-left="0.0381in" fo:padding-bottom="0.0381in" fo:padding-right="0.0381in"/>
    </style:style>
    <style:style style:name="P340"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2"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P34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4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47" style:family="table-cell">
      <style:table-cell-properties fo:border-top="none" fo:border-left="0.0034in solid #000000" fo:border-bottom="0.0034in solid #000000" fo:border-right="none" fo:padding-top="0.0381in" fo:padding-left="0.0381in" fo:padding-bottom="0.0381in" fo:padding-right="0.0381in"/>
    </style:style>
    <style:style style:name="P348"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49" style:family="table-cell">
      <style:table-cell-properties fo:border-top="none" fo:border-left="0.0034in solid #000000" fo:border-bottom="0.0034in solid #000000" fo:border-right="none" fo:padding-top="0.0381in" fo:padding-left="0.0381in" fo:padding-bottom="0.0381in" fo:padding-right="0.0381in"/>
    </style:style>
    <style:style style:name="P350"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51" style:family="table-cell">
      <style:table-cell-properties fo:border-top="none" fo:border-left="0.0034in solid #000000" fo:border-bottom="0.0034in solid #000000" fo:border-right="none" fo:padding-top="0.0381in" fo:padding-left="0.0381in" fo:padding-bottom="0.0381in" fo:padding-right="0.0381in"/>
    </style:style>
    <style:style style:name="P352"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53" style:family="table-cell">
      <style:table-cell-properties fo:border-top="none" fo:border-left="0.0034in solid #000000" fo:border-bottom="0.0034in solid #000000" fo:border-right="none" fo:padding-top="0.0381in" fo:padding-left="0.0381in" fo:padding-bottom="0.0381in" fo:padding-right="0.0381in"/>
    </style:style>
    <style:style style:name="P354"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5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P36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62" style:family="table-cell">
      <style:table-cell-properties fo:border-top="none" fo:border-left="0.0034in solid #000000" fo:border-bottom="0.0034in solid #000000" fo:border-right="none" fo:padding-top="0.0381in" fo:padding-left="0.0381in" fo:padding-bottom="0.0381in" fo:padding-right="0.0381in"/>
    </style:style>
    <style:style style:name="P36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P36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66" style:family="table-cell">
      <style:table-cell-properties fo:border-top="none" fo:border-left="0.0034in solid #000000" fo:border-bottom="0.0034in solid #000000" fo:border-right="none" fo:padding-top="0.0381in" fo:padding-left="0.0381in" fo:padding-bottom="0.0381in" fo:padding-right="0.0381in"/>
    </style:style>
    <style:style style:name="P367"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fo:background-color="#FFFF00"/>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72"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73" style:family="table-cell">
      <style:table-cell-properties fo:border-top="none" fo:border-left="0.0034in solid #000000" fo:border-bottom="0.0034in solid #000000" fo:border-right="none" fo:padding-top="0.0381in" fo:padding-left="0.0381in" fo:padding-bottom="0.0381in" fo:padding-right="0.0381in"/>
    </style:style>
    <style:style style:name="P374"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75" style:family="table-cell">
      <style:table-cell-properties fo:border-top="none" fo:border-left="0.0034in solid #000000" fo:border-bottom="0.0034in solid #000000" fo:border-right="none" fo:padding-top="0.0381in" fo:padding-left="0.0381in" fo:padding-bottom="0.0381in" fo:padding-right="0.0381in"/>
    </style:style>
    <style:style style:name="P37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77" style:family="table-cell">
      <style:table-cell-properties fo:border-top="none" fo:border-left="0.0034in solid #000000" fo:border-bottom="0.0034in solid #000000" fo:border-right="none" fo:padding-top="0.0381in" fo:padding-left="0.0381in" fo:padding-bottom="0.0381in" fo:padding-right="0.0381in"/>
    </style:style>
    <style:style style:name="P378"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P37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P380"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P38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82" style:family="table-cell">
      <style:table-cell-properties fo:border-top="none" fo:border-left="0.0034in solid #000000" fo:border-bottom="0.0034in solid #000000" fo:border-right="none" fo:padding-top="0.0381in" fo:padding-left="0.0381in" fo:padding-bottom="0.0381in" fo:padding-right="0.0381in"/>
    </style:style>
    <style:style style:name="P38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P386"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387"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388" style:parent-style-name="Textbody" style:family="paragraph">
      <style:paragraph-properties fo:text-align="center"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389"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390" style:parent-style-name="Textbody" style:family="paragraph">
      <style:paragraph-properties fo:text-align="justify" fo:margin-top="0.0416in" fo:margin-bottom="0.0416in">
        <style:tab-stops>
          <style:tab-stop style:type="left" style:position="0.7777in"/>
        </style:tab-stops>
      </style:paragraph-properties>
      <style:text-properties style:font-name-asian="IPNHMB+TimesNewRoman" style:font-name-complex="IPNHMB+TimesNewRoman"/>
    </style:style>
    <style:style style:name="P391" style:parent-style-name="Textbody" style:family="paragraph">
      <style:paragraph-properties fo:text-align="justify" fo:margin-top="0.0416in" fo:margin-bottom="0.0416in">
        <style:tab-stops>
          <style:tab-stop style:type="left" style:position="0.7777in"/>
        </style:tab-stops>
      </style:paragraph-properties>
    </style:style>
    <style:style style:name="T392" style:parent-style-name="Fonteparág.padrão" style:family="text">
      <style:text-properties style:font-name-asian="IPNHMB+TimesNewRoman" style:font-name-complex="IPNHMB+TimesNewRoman"/>
    </style:style>
    <style:style style:name="P393"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394"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395"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396"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397"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398"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399"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00"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01"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02"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03" style:parent-style-name="Standard" style:family="paragraph">
      <style:paragraph-properties fo:text-align="justify" fo:margin-top="0.0416in" fo:margin-bottom="0.0416in"/>
    </style:style>
    <style:style style:name="T404" style:parent-style-name="Fonteparág.padrão" style:family="text">
      <style:text-properties style:font-name="Times New Roman" style:font-name-asian="IPNHMB+TimesNewRoman" style:font-name-complex="Times New Roman" fo:font-weight="bold" style:font-weight-asian="bold"/>
    </style:style>
    <style:style style:name="T405" style:parent-style-name="Fonteparág.padrão" style:family="text">
      <style:text-properties style:font-name="Times New Roman" style:font-name-asian="IPNHMB+TimesNewRoman" style:font-name-complex="Times New Roman"/>
    </style:style>
    <style:style style:name="T406" style:parent-style-name="Fonteparág.padrão" style:family="text">
      <style:text-properties style:font-name="Times New Roman" style:font-name-asian="IPNHMB+TimesNewRoman" style:font-name-complex="Times New Roman" fo:font-weight="bold" style:font-weight-asian="bold" style:font-weight-complex="bold"/>
    </style:style>
    <style:style style:name="P407"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08"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09" style:parent-style-name="Standard" style:family="paragraph">
      <style:paragraph-properties fo:text-align="justify" fo:margin-top="0.0416in" fo:margin-bottom="0.0416in">
        <style:tab-stops>
          <style:tab-stop style:type="left" style:position="0.7666in"/>
        </style:tab-stops>
      </style:paragraph-properties>
    </style:style>
    <style:style style:name="T410" style:parent-style-name="Fonteparág.padrão" style:family="text">
      <style:text-properties style:font-name="Times New Roman" style:font-name-asian="IPNHMB+TimesNewRoman" style:font-name-complex="Times New Roman"/>
    </style:style>
    <style:style style:name="T411"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12"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413" style:parent-style-name="Fonteparág.padrão" style:family="text">
      <style:text-properties style:font-name="Times New Roman" style:font-name-asian="IPNHMB+TimesNewRoman" style:font-name-complex="Times New Roman" fo:font-weight="bold" style:font-weight-asian="bold" style:font-weight-complex="bold" fo:font-style="italic" style:font-style-asian="italic" style:font-style-complex="italic"/>
    </style:style>
    <style:style style:name="T414" style:parent-style-name="Fonteparág.padrão" style:family="text">
      <style:text-properties style:font-name="Times New Roman" style:font-name-asian="IPNHMB+TimesNewRoman" style:font-name-complex="Times New Roman"/>
    </style:style>
    <style:style style:name="T415"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P416"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17"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18"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19"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20"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21" style:parent-style-name="Standard" style:family="paragraph">
      <style:paragraph-properties fo:text-align="justify" fo:margin-top="0.0416in" fo:margin-bottom="0.0416in">
        <style:tab-stops>
          <style:tab-stop style:type="left" style:position="0.7666in"/>
        </style:tab-stops>
      </style:paragraph-properties>
    </style:style>
    <style:style style:name="T422" style:parent-style-name="Fonteparág.padrão" style:family="text">
      <style:text-properties style:font-name="Times New Roman" style:font-name-asian="IPNHMB+TimesNewRoman" style:font-name-complex="Times New Roman"/>
    </style:style>
    <style:style style:name="T423" style:parent-style-name="Fonteparág.padrão" style:family="text">
      <style:text-properties style:font-name="Times New Roman" style:font-name-asian="IPNHMB+TimesNewRoman" style:font-name-complex="Times New Roman" fo:background-color="#FFFF00"/>
    </style:style>
    <style:style style:name="P424"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25"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426"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427" style:parent-style-name="Standard" style:family="paragraph">
      <style:paragraph-properties fo:text-align="justify" fo:margin-top="0.0416in" fo:margin-bottom="0.0416in">
        <style:tab-stops>
          <style:tab-stop style:type="left" style:position="0.7666in"/>
        </style:tab-stops>
      </style:paragraph-properties>
    </style:style>
    <style:style style:name="T428"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29" style:parent-style-name="Fonteparág.padrão" style:family="text">
      <style:text-properties style:font-name="Times New Roman" style:font-name-asian="IPNHMB+TimesNewRoman" style:font-name-complex="Times New Roman"/>
    </style:style>
    <style:style style:name="T430" style:parent-style-name="Fonteparág.padrão" style:family="text">
      <style:text-properties style:font-name="Times New Roman" style:font-name-asian="IPNHMB+TimesNewRoman" style:font-name-complex="Times New Roman"/>
    </style:style>
    <style:style style:name="P431" style:parent-style-name="Textbody" style:family="paragraph">
      <style:paragraph-properties fo:text-align="justify" fo:margin-top="0.0416in" fo:margin-bottom="0.0416in" fo:margin-left="-0.0111in">
        <style:tab-stops>
          <style:tab-stop style:type="left" style:position="0.7777in"/>
        </style:tab-stops>
      </style:paragraph-properties>
    </style:style>
    <style:style style:name="T432" style:parent-style-name="Fonteparág.padrão" style:family="text">
      <style:text-properties style:font-name="Times New Roman" style:font-name-asian="IPNHMB+TimesNewRoman" style:font-name-complex="Times New Roman"/>
    </style:style>
    <style:style style:name="T433" style:parent-style-name="Fonteparág.padrão" style:family="text">
      <style:text-properties style:font-name="Times New Roman" style:font-name-asian="IPNHMB+TimesNewRoman" style:font-name-complex="Times New Roman"/>
    </style:style>
    <style:style style:name="T434" style:parent-style-name="Fonteparág.padrão" style:family="text">
      <style:text-properties style:font-name="Times New Roman" style:font-name-asian="IPNHMB+TimesNewRoman" style:font-name-complex="Times New Roman"/>
    </style:style>
    <style:style style:name="T435" style:parent-style-name="Ref.denotaderodapé" style:family="text">
      <style:text-properties style:font-name="Times New Roman" style:font-name-asian="IPNHMB+TimesNewRoman" style:font-name-complex="Times New Roman"/>
    </style:style>
    <style:style style:name="T436" style:parent-style-name="Fonteparág.padrão" style:family="text">
      <style:text-properties style:font-name="Times New Roman" style:font-name-asian="IPNHMB+TimesNewRoman" style:font-name-complex="Times New Roman"/>
    </style:style>
    <style:style style:name="T437" style:parent-style-name="Fonteparág.padrão" style:family="text">
      <style:text-properties style:font-name="Times New Roman" style:font-name-asian="IPNHMB+TimesNewRoman" style:font-name-complex="Times New Roman"/>
    </style:style>
    <style:style style:name="T438" style:parent-style-name="Fonteparág.padrão" style:family="text">
      <style:text-properties style:font-name="Times New Roman" style:font-name-asian="IPNHMB+TimesNewRoman" style:font-name-complex="Times New Roman"/>
    </style:style>
    <style:style style:name="T439" style:parent-style-name="Fonteparág.padrão" style:family="text">
      <style:text-properties style:font-name="Times New Roman" style:font-name-asian="IPNHMB+TimesNewRoman" style:font-name-complex="Times New Roman"/>
    </style:style>
    <style:style style:name="P440"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41"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42" style:parent-style-name="Standard" style:family="paragraph">
      <style:paragraph-properties fo:text-align="justify" fo:margin-top="0.0416in" fo:margin-bottom="0.0416in">
        <style:tab-stops>
          <style:tab-stop style:type="left" style:position="0.7666in"/>
        </style:tab-stops>
      </style:paragraph-properties>
    </style:style>
    <style:style style:name="T443"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44" style:parent-style-name="Fonteparág.padrão" style:family="text">
      <style:text-properties style:font-name="Times New Roman" style:font-name-asian="IPNHMB+TimesNewRoman" style:font-name-complex="Times New Roman"/>
    </style:style>
    <style:style style:name="T445" style:parent-style-name="Fonteparág.padrão" style:family="text">
      <style:text-properties style:font-name="Times New Roman" style:font-name-asian="IPNHMB+TimesNewRoman" style:font-name-complex="Times New Roman"/>
    </style:style>
    <style:style style:name="T446" style:parent-style-name="Fonteparág.padrão" style:family="text">
      <style:text-properties style:font-name="Times New Roman" style:font-name-asian="IPNHMB+TimesNewRoman" style:font-name-complex="Times New Roman"/>
    </style:style>
    <style:style style:name="P447"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48" style:parent-style-name="Standard" style:family="paragraph">
      <style:paragraph-properties fo:text-align="justify" fo:margin-top="0.0416in" fo:margin-bottom="0.0416in">
        <style:tab-stops>
          <style:tab-stop style:type="left" style:position="0.7666in"/>
        </style:tab-stops>
      </style:paragraph-properties>
    </style:style>
    <style:style style:name="T449" style:parent-style-name="Fonteparág.padrão" style:family="text">
      <style:text-properties style:font-name="Times New Roman" style:font-name-asian="IPNHMB+TimesNewRoman" style:font-name-complex="Times New Roman"/>
    </style:style>
    <style:style style:name="T450"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51" style:parent-style-name="Fonteparág.padrão" style:family="text">
      <style:text-properties style:font-name="Times New Roman" style:font-name-asian="IPNHMB+TimesNewRoman" style:font-name-complex="Times New Roman"/>
    </style:style>
    <style:style style:name="T452" style:parent-style-name="Fonteparág.padrão" style:family="text">
      <style:text-properties style:font-name="Times New Roman" style:font-name-asian="IPNHMB+TimesNewRoman" style:font-name-complex="Times New Roman"/>
    </style:style>
    <style:style style:name="P453"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54" style:parent-style-name="Standard" style:family="paragraph">
      <style:paragraph-properties fo:text-align="justify" fo:margin-top="0.0416in" fo:margin-bottom="0.0416in">
        <style:tab-stops>
          <style:tab-stop style:type="left" style:position="0.7666in"/>
        </style:tab-stops>
      </style:paragraph-properties>
    </style:style>
    <style:style style:name="T455" style:parent-style-name="Fonteparág.padrão" style:family="text">
      <style:text-properties style:font-name="Times New Roman" style:font-name-asian="IPNHMB+TimesNewRoman" style:font-name-complex="Times New Roman"/>
    </style:style>
    <style:style style:name="T456"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57" style:parent-style-name="Fonteparág.padrão" style:family="text">
      <style:text-properties style:font-name="Times New Roman" style:font-name-asian="IPNHMB+TimesNewRoman" style:font-name-complex="Times New Roman"/>
    </style:style>
    <style:style style:name="T458" style:parent-style-name="Fonteparág.padrão" style:family="text">
      <style:text-properties style:font-name="Times New Roman" style:font-name-asian="IPNHMB+TimesNewRoman" style:font-name-complex="Times New Roman"/>
    </style:style>
    <style:style style:name="P459"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60"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61"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62"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63"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64"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65"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66" style:parent-style-name="Standard" style:family="paragraph">
      <style:paragraph-properties fo:text-align="justify" fo:margin-top="0.0416in" fo:margin-bottom="0.0416in">
        <style:tab-stops>
          <style:tab-stop style:type="left" style:position="0in"/>
        </style:tab-stops>
      </style:paragraph-properties>
      <style:text-properties style:font-name="Times New Roman" style:font-name-asian="IPNHMB+TimesNewRoman" style:font-name-complex="Times New Roman" fo:font-weight="bold" style:font-weight-asian="bold" style:font-weight-complex="bold"/>
    </style:style>
    <style:style style:name="P467"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fo:font-weight="bold" style:font-weight-asian="bold" style:font-weight-complex="bold"/>
    </style:style>
    <style:style style:name="P468"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fo:font-weight="bold" style:font-weight-asian="bold" style:font-weight-complex="bold"/>
    </style:style>
    <style:style style:name="P469" style:parent-style-name="Textbody" style:family="paragraph">
      <style:paragraph-properties fo:text-align="justify" fo:margin-top="0.0416in" fo:margin-bottom="0.0416in" fo:margin-left="-0.0111in">
        <style:tab-stops>
          <style:tab-stop style:type="left" style:position="0.7777in"/>
        </style:tab-stops>
      </style:paragraph-properties>
    </style:style>
    <style:style style:name="T470"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71" style:parent-style-name="Fonteparág.padrão" style:family="text">
      <style:text-properties style:font-name="Times New Roman" style:font-name-asian="IPNHMB+TimesNewRoman" style:font-name-complex="Times New Roman"/>
    </style:style>
    <style:style style:name="T472" style:parent-style-name="Fonteparág.padrão" style:family="text">
      <style:text-properties style:font-name="Times New Roman" style:font-name-asian="IPNHMB+TimesNewRoman" style:font-name-complex="Times New Roman"/>
    </style:style>
    <style:style style:name="P473"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474" style:parent-style-name="Textbody" style:list-style-name="LFO4" style:family="paragraph">
      <style:paragraph-properties fo:text-align="justify" fo:margin-top="0.0416in" fo:margin-bottom="0.0416in">
        <style:tab-stops>
          <style:tab-stop style:type="left" style:position="11.5777in"/>
        </style:tab-stops>
      </style:paragraph-properties>
    </style:style>
    <style:style style:name="T475" style:parent-style-name="Fonteparág.padrão" style:family="text">
      <style:text-properties style:font-name="Times New Roman" style:font-name-asian="IPNHMB+TimesNewRoman" style:font-name-complex="Times New Roman"/>
    </style:style>
    <style:style style:name="T476"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77" style:parent-style-name="Fonteparág.padrão" style:family="text">
      <style:text-properties style:font-name="Times New Roman" style:font-name-asian="IPNHMB+TimesNewRoman" style:font-name-complex="Times New Roman"/>
    </style:style>
    <style:style style:name="P478" style:parent-style-name="Textbody" style:list-style-name="LFO4" style:family="paragraph">
      <style:paragraph-properties fo:text-align="justify" fo:margin-top="0.0416in" fo:margin-bottom="0.0416in">
        <style:tab-stops>
          <style:tab-stop style:type="left" style:position="11.5777in"/>
        </style:tab-stops>
      </style:paragraph-properties>
      <style:text-properties style:font-name="Times New Roman" style:font-name-asian="IPNHMB+TimesNewRoman" style:font-name-complex="Times New Roman"/>
    </style:style>
    <style:style style:name="P479" style:parent-style-name="Textbody" style:list-style-name="LFO4" style:family="paragraph">
      <style:paragraph-properties fo:text-align="justify" fo:margin-top="0.0416in" fo:margin-bottom="0.0416in">
        <style:tab-stops>
          <style:tab-stop style:type="left" style:position="11.5777in"/>
        </style:tab-stops>
      </style:paragraph-properties>
      <style:text-properties style:font-name="Times New Roman" style:font-name-asian="IPNHMB+TimesNewRoman" style:font-name-complex="Times New Roman"/>
    </style:style>
    <style:style style:name="P480" style:parent-style-name="Textbody" style:list-style-name="LFO4" style:family="paragraph">
      <style:paragraph-properties fo:text-align="justify" fo:margin-top="0.0416in" fo:margin-bottom="0.0416in">
        <style:tab-stops>
          <style:tab-stop style:type="left" style:position="11.5777in"/>
        </style:tab-stops>
      </style:paragraph-properties>
    </style:style>
    <style:style style:name="T481" style:parent-style-name="Fonteparág.padrão" style:family="text">
      <style:text-properties style:font-name="Times New Roman" style:font-name-asian="IPNHMB+TimesNewRoman" style:font-name-complex="Times New Roman"/>
    </style:style>
    <style:style style:name="P482" style:parent-style-name="Textbody" style:list-style-name="LFO4" style:family="paragraph">
      <style:paragraph-properties fo:text-align="justify" fo:margin-top="0.0416in" fo:margin-bottom="0.0416in">
        <style:tab-stops>
          <style:tab-stop style:type="left" style:position="11.5777in"/>
        </style:tab-stops>
      </style:paragraph-properties>
      <style:text-properties style:font-name="Times New Roman" style:font-name-asian="IPNHMB+TimesNewRoman" style:font-name-complex="Times New Roman"/>
    </style:style>
    <style:style style:name="P483"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484"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485"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486" style:parent-style-name="Textbody" style:family="paragraph">
      <style:paragraph-properties fo:text-align="justify" fo:margin-top="0.0416in" fo:margin-bottom="0.0416in" fo:margin-left="-0.0111in">
        <style:tab-stops>
          <style:tab-stop style:type="left" style:position="0.7888in"/>
        </style:tab-stops>
      </style:paragraph-properties>
      <style:text-properties style:font-name="Times New Roman" style:font-name-asian="IPNHMB+TimesNewRoman" style:font-name-complex="Times New Roman"/>
    </style:style>
    <style:style style:name="P487"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488"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489"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490"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491"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492"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493"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494"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office:automatic-styles>
  <office:body>
    <office:text text:use-soft-page-breaks="true">
      <text:p text:style-name="P1"><text:span text:style-name="T2">4</text:span><text:toc-mark text:string-value="   " text:outline-level="1"/></text:p>
      <text:p text:style-name="P3"><text:toc-mark text:string-value="   " text:outline-level="1"/></text:p>
      <text:p text:style-name="P4"><text:toc-mark text:string-value="4 Verificação de viabilidade" text:outline-level="1"/><text:span text:style-name="T5">4 A análise de viabilidade de integração</text:span></text:p>
      <text:p text:style-name="P6"/>
      <text:p text:style-name="P7"><text:tab/></text:p>
      <text:p text:style-name="P8"><text:span text:style-name="T9"><text:tab/></text:span><text:span text:style-name="T10">Aqui serão apresentados os resultados da análise de compatibilidades e incompatibilidades entre as propostas estudadas. Na primeira seção são expos</text:span><text:span text:style-name="T11">tos a estratégia de pesquisa e os critérios de seleção bibliográfica para análise. Na seção 4.2 é apresentado um texto falando sobre os possíveis relacionamentos a serem estabelecidos com a fusão entre o processo de Ramires e as outras propostas estudadas.</text:span><text:span text:style-name="T12"><text:s/>Depois, na seção 4.3 são apresentados os critérios da análise e convenções sobre o que é considerado compatibilidade e incompatibilidade, bem como as próprias compatibilidades e incompatibilidades identificadas durante a análise. Na seção 4.4 são resumida</text:span><text:span text:style-name="T13">s as sugestões de adaptações que surgiram durante a análise. A seção 4.5 explana sobre as facilidades e dificuldades de adaptações identificadas durante a análise.</text:span></text:p>
      <text:p text:style-name="P14"/>
      <text:p text:style-name="P15"><text:tab/></text:p>
      <text:p text:style-name="P16">4.1 A estratégia de pesquisa e critérios de seleção bibliográfica</text:p>
      <text:p text:style-name="P17"/>
      <text:p text:style-name="P18"><text:tab/></text:p>
      <text:p text:style-name="P19"><text:tab/>Para que se pudesse<text:s/>chegar ao conjunto final de propostas a serem estudadas e analisadas, um levantamento bibliográfico inicial foi realizado. Um critério estratégico de levantamento bibliográfico utilizado para esta pesquisa foi o de palavras chave em torno do assunto principal, como restrições, qualidade, tempo, negociação, e requisitos não-funcionais. O assunto principal definido foi negociação de requisitos de software. Percebeu-se, durante a pesquisa que seria inviável identificar e listar todas as compatibilidades existentes entre os trabalhos da bibliografia levantada visto que não foi desenvolvida uma metodologia de comparação com passos e ferramentas e lista de critérios que ajudasse a conseguir tanto e que garantisse que fossem feitas a tempo. Devido a essas restrições, optou-se pela realização de uma triagem entre os trabalhos.</text:p>
      <text:p text:style-name="P20"><text:tab/>Como as negociações em geral só se iniciam quando algum conflito é percebido procurou-se por formas de exibição de conflitos, que levou ao RNF - Framework, que passou a ser um dos critérios da triagem, utilizados na seleção de trabalhos da bibliografia levantada.</text:p>
      <text:p text:style-name="P21"><text:tab/>Os trabalhos abaixo apresentam vários pontos em comum uns com os outros, cada um abordando necessidades de engenharia de requisitos. Dentre os muitos trabalhos lidos, os selecionados<text:s/>para esta análise foram:</text:p>
      <text:p text:style-name="P22"/>
      <text:list text:style-name="LFO1" text:continue-numbering="true">
        <text:list-item>
          <text:p text:style-name="P23">A estratégia de elicitação e integração de RNFs ao modelo conceitual do software de Cysneiros em “Requisitos Não-Funcionais: Da Elicitação ao Modelo Conceitual” (CYSNEIROS, 2001).</text:p>
        </text:list-item>
        <text:list-item>
          <text:p text:style-name="P24">O processo de Engenharia de Requisitos proposto<text:s/>por Didier em “WRE-<text:soft-page-break/>Process: Um Processo de Engenharia de Requisitos Baseado no RUP” (DIDIER, 2003).</text:p>
        </text:list-item>
        <text:list-item>
          <text:p text:style-name="P25">O processo de negociação de requisitos proposto por Ramires em “Negociação de Requisitos no Processo de Desenvolvimento de Software” (RAMIRES, 2004)</text:p>
        </text:list-item>
        <text:list-item>
          <text:p text:style-name="P26"><text:span text:style-name="T27">A propo</text:span><text:span text:style-name="T28">sta e Integração de RNFs com o BPM proposta por Xavier em <text:s/>“</text:span><text:span text:style-name="T29">Integração de Requisitos Não-Funcionais a Processos de Negócio: Integrando BPMN e RNF”</text:span><text:span text:style-name="T30"><text:s/>(XAVIER, 2009).</text:span></text:p>
        </text:list-item>
      </text:list>
      <text:p text:style-name="P31"><text:span text:style-name="T32"><text:tab/></text:span></text:p>
      <text:p text:style-name="P33"><text:span text:style-name="T34"><text:tab/>Dentre os critérios de triagem bibliográfica para a realização das análises das propostas<text:s/></text:span><text:span text:style-name="T35">selecionada estão:<text:s/></text:span><text:span text:style-name="T36">referência a RNF-Framework</text:span><text:span text:style-name="T37">,<text:s/></text:span><text:span text:style-name="T38">complementaridade de</text:span><text:span text:style-name="T39"><text:s/></text:span><text:span text:style-name="T40">idéias, métodos, notações ou artifícios em comum</text:span><text:span text:style-name="T41">.</text:span></text:p>
      <text:p text:style-name="P42"><text:span text:style-name="T43"><text:tab/>Um primeiro ponto que influenciou a triagem foi a forte presença do<text:s/></text:span><text:span text:style-name="T44">RNF framework<text:s/></text:span><text:span text:style-name="T45">(como comentado anteriormente) entre três trabalhos do<text:s/></text:span><text:span text:style-name="T46">conjunto final de quatro selecionados. O único trabalho que não fazia referência ao RNF Framework é o de título de<text:s/></text:span><text:span text:style-name="T47">Negociação de Requisitos no Processo de Desenvolvimento de Software</text:span><text:span text:style-name="T48"><text:s/>de Ramires (2004). Percebeu-se durante a pesquisa que as matrizes do SQFD</text:span><text:span text:style-name="T49"><text:s/>utilizadas no trabalho de Ramires poderiam ser substituídas pelos grafos de RNFs ou usadas em conjunto com eles, por isso o trabalho de Ramires não foi descartado. Além disso, a tese de Ramires se tornou o fio condutor desta pesquisa pois foi a única refe</text:span><text:span text:style-name="T50">rência a nível de tese que foi encontrada durante a fase de coleta bibliográfica.</text:span></text:p>
      <text:p text:style-name="P51"><text:span text:style-name="T52"><text:tab/>O segundo critério de análise foi a<text:s/></text:span><text:span text:style-name="T53">complementaridade</text:span><text:span text:style-name="T54"><text:s/>entre as propostas. Percebeu-se durante a pesquisa que o processo de negociação de requisitos (RAMIRES, 2004) se da den</text:span><text:span text:style-name="T55">tro do contexto de processo de engenharia de requisitos (DIDIER, 2003) (CYSNEIROS, 2001) e que este ocorre dentro do contexto de processo de desenvolvimento de software (RUP, XP, SCRUM, etc) (DIDIER, 2004) que, por sua vez existe para produzir software par</text:span><text:span text:style-name="T56">a auxiliar processo(s) de negócio (XAVIER, 2009). Desta forma a triagem feita entre os trabalhos da bibliografia levantada foi também influenciada levando-se em consideração essa<text:s/></text:span><text:span text:style-name="T57">complementaridade de propostas</text:span><text:span text:style-name="T58"><text:s/>dentro dessa<text:s/></text:span><text:span text:style-name="T59">hierarquia de processos</text:span><text:span text:style-name="T60">. Durante<text:s/></text:span><text:span text:style-name="T61">esta pesquisa, antes mesmo da leitura de (XAVIER, 2009) percebeu-se o grau de importância que um bom entendimento do negócio e dos processos de negócios têm para a engenharia de requisitos. Ao mesmo tempo percebeu-se que a engenharia de requisitos feita se</text:span><text:span text:style-name="T62">m levar em consideração o negócio impacta negativamente na qualidade que o software precisaria ter para satisfazer o negócio.</text:span></text:p>
      <text:p text:style-name="P63"><text:tab/>Também um ponto que influenciou a seleção foi a presença de idéias, métodos, artifícios ou notações em comum entre as propostas.<text:s/>A pesar de que cada proposta se destinava a um fim específico notou-se que há idéias em comum entre as propostas: como a necessidade de que haja consenso entre os participantes a cerca dos requisitos, a idéia de que as decisões de projeto devem ser tomadas<text:s/>antecipadamente à implementação do software, a importância da boa comunicação e participação dos stakeholders no processo, etc. Referências à notação UML, ao Léxico Ampliado da Linguagem (LAL), à notação BPMN , entre outros, foram <text:s text:c="2"/>determinantes à pesquisa.</text:p>
      <text:p text:style-name="P64"><text:tab/>A seção seguinte falará sobre o relacionamento existente entre a proposta de Ramires e as demais propostas estudadas.</text:p>
      <text:p text:style-name="P65"/>
      <text:p text:style-name="P66"/>
      <text:p text:style-name="P67"/>
      <text:p text:style-name="P68"/>
      <text:p text:style-name="P69"/>
      <text:p text:style-name="P70"/>
      <text:p text:style-name="P71"/>
      <text:p text:style-name="P72">4.2 Análise de relacionamentos a serem estabelecidos com a fusão entre o processo de Ramires e as outras propostas da triagem<text:s/><text:s text:c="2"/></text:p>
      <text:p text:style-name="P73"/>
      <text:p text:style-name="P74"/>
      <text:p text:style-name="P75"><text:span text:style-name="T76">Todas as combinações</text:span><text:s/><text:span text:style-name="T77">possíveis de tecnologias não são comentadas e analisadas sistematicamente neste trabalho. Porém as principais combinações de tecnologias com a proposta de Ramires são comentadas, pois essa proposta é a referencia mais importante<text:s/></text:span><text:span text:style-name="T78">desta pesquisa porque trata diretamente sobre questões de negociação de requisitos. Os relacionamentos analisados foram: solução de Ramires com LAL; Solução de Ramires com BPMN; solução de Ramires com UML; solução de Ramires com RNF – Framework; Solução de</text:span><text:span text:style-name="T79"><text:s/>Ramires com técnica de Toranzo.</text:span></text:p>
      <text:p text:style-name="P80"/>
      <text:p text:style-name="P81">Solução de Ramires com LAL</text:p>
      <text:p text:style-name="P82"/>
      <text:p text:style-name="P83"><text:span text:style-name="T84">O LAL possui uma característica bastante importante para a solução proposta por Ramires que a de servir de meio para a formação da ontologia à qual as argumentações obedeceriam durante uma<text:s/></text:span><text:span text:style-name="T85">instância de processo de negociação. O LAL não se limita à formação de uma ontologia, mas como foi exposto anteriormente no capítulo 2</text:span><text:span text:style-name="T86"><text:s/></text:span><text:span text:style-name="T87">pode ser usado como instrumento de rastreabilidade, apoiado pelo C&amp;L que é um software para formação do LAL. Essas caract</text:span><text:span text:style-name="T88">erísticas que o LAL possui evidenciam a “complementaridade” entre a <text:s/>proposta de Ramires e a estratégia de elicitação e integração de RNF ao requisitos funcionais de Cysneiros. Enquanto a estratégia de Cyneiros se ocupa da elicitação e integração de RNF a<text:s/></text:span><text:span text:style-name="T89">requisitos funcionais, a estratégia de Ramires cuida da negociação de conflitos que surgem durante as analises de requisitos.</text:span></text:p>
      <text:p text:style-name="P90">Uma dificuldade ou incompatibilidade tecnológica do LAL em relação ao MEG esta no fato de que a linguagem de programação utilizada<text:s/>para o desenvolvimento do C&amp;L é o PHP a tecnologia de banco de dados é o MYSQL e as tecnologias utilizadas para desenvolver o MEG são a linguagem de programação VISUAL BASIC, o SGBD ACCESS e planilha EXCEL.</text:p>
      <text:p text:style-name="P91"/>
      <text:p text:style-name="P92">Solução de Ramires com BPMNRNF</text:p>
      <text:p text:style-name="P93"/>
      <text:p text:style-name="P94">Ainda se poderia desenvolver um módulo no sistema MEG (ou sistema que pudesse ser integrado) para desenvolvimento da visão de processos de negócio que pudesse definir os elementos do BPD (Xavier, 2009) a partir de termos do LAL ou utilizar os BPDs como ferramentas de comunicação durante o processo de negociação de Ramires (2004). O BPMN tem ganhado popularidade atualmente no mercado por apresentar-se como sendo mais fácil de entender e menos complexo que outras notações e isso é uma vantagem quando se deseja implantar o uso dessa notação como forma de documentação e comunicação visual dos processos de trabalho de uma organização.</text:p>
      <text:p text:style-name="P95">A abordagem BPMNRNF (Xavier, 2009) contribui com mais vantagens que<text:s/><text:soft-page-break/>podem ser utilizadas para melhorar a solução proposta por Ramires (2004). E traz os benefícios do BPMN e do RNF - Framework, contribuindo, portanto, com a comunicação visual dos processos e restrições já que documenta os processos e restrições. Complementa-se então a comunicação do processo de negociação de Ramires através do uso do BPMN e BPMNRNF.</text:p>
      <text:p text:style-name="P96">Um desafio a ser superado com essa integração do BPMNRNF é que não há ferramentas atualmente que suportem a abordagem. O analista terá que utilizar duas ferramentas, uma para BPMN e outra para RNF – Framework. O desenvolvimento de uma ferramenta que suportasse a abordagem seria bastante util. <text:s/></text:p>
      <text:p text:style-name="P97"/>
      <text:p text:style-name="P98"/>
      <text:p text:style-name="P99"><text:span text:style-name="T100">Solução de Ramires com UML</text:span></text:p>
      <text:p text:style-name="P101"/>
      <text:p text:style-name="P102">Para a solução proposta por Ramires (o processo de negociação) seria interessante ter uma adaptação da UML para que tenha algumas características da BPMN, que fazem com<text:s/>que ela seja tão popular atualmente no mercado, para que o legado da UML não possa ser perdido e que não se deixe de obter as vantagens da BPMN. Nota-se que há uma tendência atual de comparação entre BPMN E UML:</text:p>
      <text:list text:style-name="LFO2" text:continue-numbering="true">
        <text:list-item>
          <text:p text:style-name="P103">a UML é mais robusta;</text:p>
        </text:list-item>
        <text:list-item>
          <text:p text:style-name="P104">porem, a BPMN é mais<text:s/>fácil de ser entendida pelos stakeholders.</text:p>
        </text:list-item>
      </text:list>
      <text:p text:style-name="P105"/>
      <text:p text:style-name="P106"><text:span text:style-name="T107">A proposta de fusão entre as duas notações é válida pelos seguintes motivos: a e</text:span><text:span text:style-name="T108">s</text:span><text:span text:style-name="T109">tratégia de Cysneiros (2001) tem base na UML, a abordagem BPMNRNF, como o nome já evidencia, tem base no BPMN e traz a integração e</text:span><text:span text:style-name="T110">ntre processos de negócio e requisitos não-funcionais. As duas abordagens seriam úteis à solução de Ramires, e não seria interessante perder o legado deixa por Cysneiros e nem tão pouco o potencial da UML e nem ignorar<text:s/></text:span><text:span text:style-name="T111">a</text:span><text:span text:style-name="T112">bordagem BPMNRNF.<text:s/></text:span></text:p>
      <text:p text:style-name="P113"><text:span text:style-name="T114">Alguns estudos<text:s/></text:span><text:span text:style-name="T115">comparativos (PRIEBE, 2008) evidenciam que essas duas not</text:span><text:span text:style-name="T116">a</text:span><text:span text:style-name="T117">ções tem muito em comum quando se trata de modelagem de processos de negócio e pode-se realizar adaptações na UML para que ela incorpore características do BPMN. Mas essas s</text:span><text:span text:style-name="T118">e</text:span><text:span text:style-name="T119">melhanças ficam só nesse</text:span><text:span text:style-name="T120"><text:s/>ponto, pois a UML já possui extensões, tal como <text:s/>a<text:s/></text:span><text:span text:style-name="T121">EPBE, que vai além do BPMN.</text:span></text:p>
      <text:p text:style-name="P122"><text:span text:style-name="T123">A EPBE realmente cobre o essencial na modelagem de negócios, estruturando-se em torno de 4 visões:<text:s/></text:span><text:span text:style-name="T124">Visão do Negócio</text:span><text:span text:style-name="T125">: uma visão geral do negócio, destacando aspectos<text:s/></text:span><text:span text:style-name="T126">estratégicos e táticos (problemas a combater ou oportunidades a aproveitar);<text:s/></text:span><text:span text:style-name="T127">Processos de Negócio</text:span><text:span text:style-name="T128">: mostra a dinâmica da organização, inclusive seu relacionamento com entidades externas.<text:s/></text:span><text:span text:style-name="T129">Estrutura do Negócio</text:span><text:span text:style-name="T130">: apresenta a estrutura da organização, a divisão<text:s/></text:span><text:span text:style-name="T131">de recursos e a carteira de produtos e/ou serviços;<text:s/></text:span><text:span text:style-name="T132">Comportamento do Negócio</text:span><text:span text:style-name="T133">: o comportamento individual de cada recurso ou processo no modelo do negócio. (VASCONCELLOS, )</text:span></text:p>
      <text:p text:style-name="P134"/>
      <text:p text:style-name="P135"><text:span text:style-name="T136"><text:tab/>Também seria interessante a combinação da estratégia descrita por Cysneiros (2001)</text:span><text:span text:style-name="T137"><text:s/>para prover uma rastreabilidade reversa da origem dos requisitos não-funcionais e uma integração entre as visões funcional e não-funcional, que foi conseguido através do uso integrado de UML, OCL (</text:span>Object Constraint Language – ponto de ligação entre requisitos Funcionais e requisitos Não - Funcionais<text:span text:style-name="T138">), RNF - Framework e LAL. Isso traria uma<text:s/></text:span><text:soft-page-break/><text:span text:style-name="T139">comodidade maior no momento de convocação dos stakeholders para reuniões, o que ajuda na participação e comunicação dos participantes, e ajudaria nas argumentações das p</text:span><text:span text:style-name="T140">osições tomadas pelos negociadores diante de um conflito porque que teriam uma ferramenta a mais para relacionar um requisito a outro, entender conflitos, entender posições de outros negociadores e dar respostas mais rápidas às mudanças do projeto. Essa ra</text:span><text:span text:style-name="T141">streabilidade reversa extende a proposta de Ramires no momento das convocações para reuniões de negociação, o que revela característica de complementaridade de propostas. <text:s/></text:span><text:span text:style-name="T142"><text:tab/></text:span></text:p>
      <text:p text:style-name="P143"/>
      <text:p text:style-name="P144"/>
      <text:p text:style-name="P145"/>
      <text:p text:style-name="P146"/>
      <text:p text:style-name="P147"/>
      <text:p text:style-name="P148">Solução de Ramires com RNF – Framework</text:p>
      <text:p text:style-name="P149"><text:tab/></text:p>
      <text:p text:style-name="P150"><text:span text:style-name="T151"><text:tab/>Nesta pesquisa, v</text:span><text:span text:style-name="T152">erificou-se que é<text:s/></text:span><text:span text:style-name="T153">possível a utilização dos grafos do RNF - Framework (CHUNG, 2000) para substituir as matrizes SQFD usadas na solução de Ramires ou usá-las em conjunto com o RNF - Framework.</text:span></text:p>
      <text:p text:style-name="P154"><text:span text:style-name="T155"><text:tab/>O processo de negociação de requisitos proposto por Ramires (RAMIRES, 2004) apres</text:span><text:span text:style-name="T156">entou o sistema MEG que suporta a negociação para priorização de requisitos. O sistema MEG pode ser customizado ou pode-se desenvolver um outro software com funcionalidades idênticas às do MEG mas acrescidas de mais funcionalidades que suportem os grafos e</text:span><text:span text:style-name="T157"><text:s/>a análise de conflitos. Poder-se-ia fazer uso de grafos</text:span><text:span text:style-name="T158"><text:note text:note-class="footnote" text:id="_ftn0"><text:note-citation>1</text:note-citation><text:note-body><text:p text:style-name="Footnote">No sistema MEG são utilizadas matrizes <text:s/>do SQFD estas matrizes têm como <text:s/>vantagem serem resumidas, o que atribui <text:s/>objetividade <text:s/>em algumas análises, a desvantagem é que só servem para exibir conflitos <text:s/>de interesses entre stakeholders ao passo que os grafos ,entre outras vantagens, permite documentar decisões de desenho de grafos, permite exibir as origens dos requisitos etc...</text:p></text:note-body></text:note></text:span><text:span text:style-name="T159"><text:s/>para expor os conflitos entre os requisitos. É válido o esforço de reali</text:span><text:span text:style-name="T160">zar uma adição de uma nova forma de exibição de conflito, em que seriam relacionados e expostos:</text:span></text:p>
      <text:p text:style-name="P161"/>
      <text:list text:style-name="LFO3" text:continue-numbering="true">
        <text:list-item>
          <text:p text:style-name="P162">o requisito não-funcional,</text:p>
        </text:list-item>
        <text:list-item>
          <text:p text:style-name="P163">a solução proposta pela equipe (operacionalização do RNF) ,<text:s/></text:p>
        </text:list-item>
        <text:list-item>
          <text:p text:style-name="P164">as notas dadas pelos negociadores à correlação “RNF v.s solução” e<text:s/></text:p>
        </text:list-item>
        <text:list-item>
          <text:p text:style-name="P165"><text:span text:style-name="T166">a<text:s/></text:span><text:span text:style-name="T167">árvore binária de prioridades de negócio</text:span><text:span text:style-name="T168"><text:note text:note-class="footnote" text:id="_ftn1"><text:note-citation>2</text:note-citation><text:note-body><text:p text:style-name="P169"><text:s/><text:span text:style-name="T170">A exibição das prioridades de negócio em árvore binária facilita a argumentação para os negociadores de modo que ela seja a mais alinhada possível à governança empresarial e de TIC. A representação visual dos con</text:span><text:span text:style-name="T171">flitos de requisitos favorece a comunicação entre os negociadores o que também aumenta a confiança entre as partes interessadas já que <text:s/>mais transparência é trazida ao processo de negociação.</text:span></text:p><text:p text:style-name="Textodenotaderodapé"/></text:note-body></text:note></text:span><text:span text:style-name="T172">.</text:span></text:p>
        </text:list-item>
      </text:list>
      <text:p text:style-name="P173"><text:tab/>O benefícios a mais trazidos pelo RNF – Framework ao trabalho<text:s/>de Ramires são citados na seção 2.4.1 do capítulo dois (2) deste trabalho.<text:s/><text:tab/></text:p>
      <text:p text:style-name="P174"><text:tab/>Uma possível dificuldade no momento da transição de matrizes SQFD para grafos é que os grafos não possuem um espaço reservado para atribuição de valores de correlação requisitos/soluções, o significa que os grafos necessitam de adaptações para suportar as atribuições de notas de correlação. Além das adaptações nos grafos, algumas extensões nas ferramentas utilizadas para formar o LAL seriam necessárias para suportar essas características.</text:p>
      <text:p text:style-name="P175"/>
      <text:p text:style-name="P176">Solução de Ramires com Técnica de rastreabilidade de Toranzo</text:p>
      <text:p text:style-name="P177"/>
      <text:p text:style-name="P178">A solução de Ramires não contempla rastreabilidade ou qualquer outro aspecto de engenharia de requisitos que não seja a negociação e priorização de interesses em decorrência de requisitos conflitantes. Porem seria bastante útil se a solução englobasse a rastreabilidade.</text:p>
      <text:p text:style-name="P179">A proposta de processo de Engenharia de Requisitos de Didier (2003) fala sobre a técnica de rastreabilidade (TECNICA DE TORANZO), faz referência ao uso do LAL e dos grafos de RNF que são referenciados por Cysneiros (2001). O RNF também é referenciado por Xavier (2009). Esse fato evidencia o alto grau de complementaridade entre as propostas e também mostram uma oportunidade de integração entre essas propostas.</text:p>
      <text:p text:style-name="P180"><text:span text:style-name="T181">Percebeu-se</text:span><text:span text:style-name="T182"><text:s/>durante esta pesquisa, como foi dito anteriormente que a rastreabilidade traz mais racionalidade às argumentações dos stakeholders por que alimenta o processo com informações uteis, os que pode ser bastante interessante para as negociações.</text:span></text:p>
      <text:p text:style-name="P183"/>
      <text:p text:style-name="P184"/>
      <text:p text:style-name="P185">4.3 Compatibilidades e incompatibilidades</text:p>
      <text:p text:style-name="P186"/>
      <text:p text:style-name="P187"/>
      <text:p text:style-name="P188"><text:span text:style-name="T189"><text:s text:c="2"/>Nesta seção são apresentados os critérios usados para realização da análise dos trabalhos selecionados e convenções sobre o que é considerado compatibilidade e incompatibilidade, bem como o método de análise e o resultado<text:s/></text:span><text:span text:style-name="T190">com as próprias compatibilidades e incompatibilidades identificadas durante a análise.<text:s/></text:span></text:p>
      <text:p text:style-name="P191"/>
      <text:p text:style-name="P192"><text:s/></text:p>
      <text:p text:style-name="P193">4.3.1 Critérios de análise dos trabalhos selecionados</text:p>
      <text:p text:style-name="P194"/>
      <text:p text:style-name="P195"/>
      <text:p text:style-name="P196"><text:s/><text:tab/>Além dos critérios de seleção bibliográfica citados na seção 4.1, utilizou-se e convencionou-se que a<text:s/>presença de determinadas tecnologias, métodos, notações e processos iria ser utilizada como determinante para caracterização de compatibilidades/incompatibilidades.<text:s/></text:p>
      <text:p text:style-name="P197"><text:tab/>Foi realizado um levantamento das principais tecnologias, métodos e processos utilizados<text:s/>nas propostas selecionadas e produzido um quadro contendo comentários correlacionando as propostas e tecnologias selecionadas pela triagem:</text:p>
      <text:p text:style-name="P198"><text:tab/></text:p>
      <text:p text:style-name="P199"/>
      <text:p text:style-name="P200"/>
      <text:p text:style-name="P201"/>
      <text:p text:style-name="P202"/>
      <text:p text:style-name="P203"/>
      <text:p text:style-name="P204"/>
      <text:p text:style-name="P205"/>
      <text:p text:style-name="P206"/>
      <text:p text:style-name="P207"/>
      <table:table table:style-name="Table208">
        <table:table-columns>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ext:p text:style-name="P217">NUMERAÇÃO</text:p>
          </table:table-cell>
          <table:table-cell table:style-name="TableCell218">
            <text:p text:style-name="P219">REFERENCIA A TECNLOGIAS OU PROCESSOS</text:p>
          </table:table-cell>
          <table:table-cell table:style-name="TableCell220" table:number-columns-spanned="4">
            <text:p text:style-name="P221">PROPOSTAS SELECIONADAS</text:p>
            <text:p text:style-name="P222"/>
          </table:table-cell>
          <table:covered-table-cell/>
          <table:covered-table-cell/>
          <table:covered-table-cell/>
        </table:table-row>
        <table:table-row table:style-name="TableRow223">
          <table:table-cell table:style-name="TableCell224" table:number-rows-spanned="2">
            <text:p text:style-name="P225">N</text:p>
          </table:table-cell>
          <table:table-cell table:style-name="TableCell226" table:number-rows-spanned="2">
            <text:p text:style-name="P227">T/P</text:p>
          </table:table-cell>
          <table:table-cell table:style-name="TableCell228">
            <text:p text:style-name="P229">A</text:p>
          </table:table-cell>
          <table:table-cell table:style-name="TableCell230">
            <text:p text:style-name="P231">B</text:p>
          </table:table-cell>
          <table:table-cell table:style-name="TableCell232">
            <text:p text:style-name="P233">C</text:p>
          </table:table-cell>
          <table:table-cell table:style-name="TableCell234">
            <text:p text:style-name="P235">D</text:p>
          </table:table-cell>
        </table:table-row>
        <table:table-row table:style-name="TableRow236">
          <table:covered-table-cell>
            <text:p text:style-name="P237"/>
          </table:covered-table-cell>
          <table:covered-table-cell>
            <text:p text:style-name="P238"/>
          </table:covered-table-cell>
          <table:table-cell table:style-name="TableCell239">
            <text:p text:style-name="P240">INTEGRACAO<text:s/>FUNCIONAL COM NÃO FUNCIONAL <text:s/>(CYSNEIROS, 2001)</text:p>
          </table:table-cell>
          <table:table-cell table:style-name="TableCell241">
            <text:p text:style-name="P242">WRE-PROCESS(DIDIER, 2003)</text:p>
          </table:table-cell>
          <table:table-cell table:style-name="TableCell243">
            <text:p text:style-name="P244">MEG (RAMIRES, 2004)</text:p>
          </table:table-cell>
          <table:table-cell table:style-name="TableCell245">
            <text:p text:style-name="P246">BPMNRNF (XAVIER, 2009)</text:p>
          </table:table-cell>
        </table:table-row>
        <table:table-row table:style-name="TableRow247">
          <table:table-cell table:style-name="TableCell248">
            <text:p text:style-name="P249">1</text:p>
          </table:table-cell>
          <table:table-cell table:style-name="TableCell250">
            <text:p text:style-name="P251">RNF Framework</text:p>
          </table:table-cell>
          <table:table-cell table:style-name="TableCell252">
            <text:p text:style-name="P253">*</text:p>
          </table:table-cell>
          <table:table-cell table:style-name="TableCell254">
            <text:p text:style-name="P255">*</text:p>
          </table:table-cell>
          <table:table-cell table:style-name="TableCell256">
            <text:p text:style-name="P257">O RNF é ferramenta importante que falta para demonstração de conflitos e decisões de projeto. Pode-se utilizar o RNF-<text:s/>Framework para substituir ou usar em conjunto com<text:s/></text:p>
            <text:p text:style-name="P258"><text:span text:style-name="T259">as matrizes SQFD</text:span></text:p>
          </table:table-cell>
          <table:table-cell table:style-name="TableCell260">
            <text:p text:style-name="P261">*</text:p>
          </table:table-cell>
        </table:table-row>
        <table:table-row table:style-name="TableRow262">
          <table:table-cell table:style-name="TableCell263">
            <text:p text:style-name="P264">2</text:p>
          </table:table-cell>
          <table:table-cell table:style-name="TableCell265">
            <text:p text:style-name="P266">LAL</text:p>
          </table:table-cell>
          <table:table-cell table:style-name="TableCell267">
            <text:p text:style-name="P268">*</text:p>
          </table:table-cell>
          <table:table-cell table:style-name="TableCell269">
            <text:p text:style-name="P270">*</text:p>
          </table:table-cell>
          <table:table-cell table:style-name="TableCell271">
            <text:p text:style-name="P272"><text:span text:style-name="T273">Importante na formação de uma terminologia comum ou ontologia que os stakeholders podem seguir para evitar a dispersão de termos entre os participantes.</text:span></text:p>
          </table:table-cell>
          <table:table-cell table:style-name="TableCell274">
            <text:p text:style-name="P275">O LAL pode ser<text:s/>utilizado na abordagem BPMNRNF. Pode-se usa o LAL como ancora para a definição dos nomes dos <text:s/>elementos <text:s/>dos modelos de negócio e dos RNF,s.</text:p>
          </table:table-cell>
        </table:table-row>
        <table:table-row table:style-name="TableRow276">
          <table:table-cell table:style-name="TableCell277">
            <text:p text:style-name="P278">3</text:p>
          </table:table-cell>
          <table:table-cell table:style-name="TableCell279">
            <text:p text:style-name="P280">SQFD</text:p>
          </table:table-cell>
          <table:table-cell table:style-name="TableCell281">
            <text:p text:style-name="P282">O SQFD motra-se complementar ao RUP e pode ser usado como metodologia <text:s/>de desenvolvimento na estratégia de<text:s/>Cysneiros na garantia de qualidade</text:p>
          </table:table-cell>
          <table:table-cell table:style-name="TableCell283">
            <text:p text:style-name="P284"><text:s/>Como o processo de engenharia de requisitos proposto por Didier é fortemente baseado no RUP, o SQFD pode ser utilizado em conjunto com outras meltodologias de desenvolvimento, como o RUP <text:s/>por exemplo. O RUP pode ser utilizado como metodologia de desenvolvimento e usado com em conjunto com as estratégia de Cysneiros , Didier, Ramires e Xavier. <text:s/></text:p>
          </table:table-cell>
          <table:table-cell table:style-name="TableCell285">
            <text:p text:style-name="P286">*</text:p>
          </table:table-cell>
          <table:table-cell table:style-name="TableCell287">
            <text:p text:style-name="P288">Mantém complementar ao rup e pode ser usado como metodologia <text:s/>de desenvolvimento na estratégia de cysneiros na garantia de<text:s/>qualidade. como a bpmnrnf não cuida do do desenvolvimento do software nota-se que o SQFD é complementar à abordagem de xavier<text:s/></text:p>
          </table:table-cell>
        </table:table-row>
        <table:table-row table:style-name="TableRow289">
          <table:table-cell table:style-name="TableCell290">
            <text:p text:style-name="P291">4</text:p>
          </table:table-cell>
          <table:table-cell table:style-name="TableCell292">
            <text:p text:style-name="P293">BPMN</text:p>
          </table:table-cell>
          <table:table-cell table:style-name="TableCell294">
            <text:p text:style-name="P295">Apresenta-se mais<text:s/><text:soft-page-break/>popular no quesito modelagem de processos de negocio que a UML utilizada por Cysneiros. Porem a UML é mais completa e tem extensões que cobrem a modelagem do negócio em quatro visões: visão do negócio, processos de negócio, estrutura do negócio e comportamento do negócio.<text:s/></text:p>
          </table:table-cell>
          <table:table-cell table:style-name="TableCell296">
            <text:p text:style-name="P297">Didier também<text:s/><text:soft-page-break/>faz referência à UML e não ao BPMN. Porém as semelhanças entre UML e BPMN no que tange a modelagem de processos de negócio e o fato de que as duas notações estão sob os cuidados da OMG e por levam a crer que a notação possa vir a ser uma extensão da UML<text:s/></text:p>
          </table:table-cell>
          <table:table-cell table:style-name="TableCell298">
            <text:p text:style-name="P299">A proposta de <text:s/><text:soft-page-break/>Ramires no que tange a necessidade de que haja uma boa comunicação <text:s/>e visão <text:s/>comum de processos de negócios entres os stakeholders (negociadores) mostra que o uso do BPMN como instrumento de referência visual dos processos de negocio tem o potêncial de benefício alto para aumentar a produtividade e racionalidade<text:s/>das negociações.</text:p>
          </table:table-cell>
          <table:table-cell table:style-name="TableCell300">
            <text:p text:style-name="P301">**</text:p>
            <text:p text:style-name="P302"/>
          </table:table-cell>
        </table:table-row>
        <text:soft-page-break/>
        <table:table-row table:style-name="TableRow303">
          <table:table-cell table:style-name="TableCell304">
            <text:p text:style-name="P305">5</text:p>
          </table:table-cell>
          <table:table-cell table:style-name="TableCell306">
            <text:p text:style-name="P307">IBIS</text:p>
          </table:table-cell>
          <table:table-cell table:style-name="TableCell308">
            <text:p text:style-name="P309">A estratégia de Cysneiros motra-se bastante útil à racionalização das argumentações das posições tomadas durante as negociações do processo de negociação proposto por Ramires que é baseado no IBIS. Auxilia a racionalização e<text:s/>agiliza as tomadas de decisão porque alimenta o processo de negociação com informação sobre os requisitos conflitantes e não conflitantes.</text:p>
          </table:table-cell>
          <table:table-cell table:style-name="TableCell310">
            <text:p text:style-name="P311">Didier traz o benefício do Glossário Léxico que é baseado no uso do LAL que por sua vez é baseada na estratégia de Cysneiros. O Glossário Léxico e o LAL são as peças chave para uma boa comunicação porque podem evitar a dispersão de termos em negociações de conflitos e ajudar a garantir a qualidade da comunicação entre stakeholders, o que é essencial em negociações de qualidade.</text:p>
          </table:table-cell>
          <table:table-cell table:style-name="TableCell312">
            <text:p text:style-name="P313">*</text:p>
          </table:table-cell>
          <table:table-cell table:style-name="TableCell314">
            <text:p text:style-name="P315">A abordagem BPMNRNF supri uma necessidade <text:s/>de consideração de RNFs que o BPMN tinha. A abordagem pode ser utilizada como referência dos processos de negócios e restrições dos processos de negócio, o que pode ajudar na racionalização das argumentações das posições durante as negociações que passaria a ser mais centradas no negócio.</text:p>
          </table:table-cell>
        </table:table-row>
        <table:table-row table:style-name="TableRow316">
          <table:table-cell table:style-name="TableCell317">
            <text:p text:style-name="P318">6</text:p>
          </table:table-cell>
          <table:table-cell table:style-name="TableCell319">
            <text:p text:style-name="P320">Técnica de rastreabilidade de TORANZO</text:p>
          </table:table-cell>
          <table:table-cell table:style-name="TableCell321">
            <text:p text:style-name="P322">A estratégia de CYSNEIROS pode ser reforçada <text:s/>pelo o uso da técnica de Toranzo. Pode-se atribuir mais controle e agilidade<text:s/>sobre as informações dos requisitos funcionais e não-funcionais.</text:p>
          </table:table-cell>
          <table:table-cell table:style-name="TableCell323">
            <text:p text:style-name="P324">*</text:p>
          </table:table-cell>
          <table:table-cell table:style-name="TableCell325">
            <text:p text:style-name="P326">A técnica de TORANZO suportaria a racionalização das argumentações das posições tomadas perante os conflitos de interesses causados pelos conflitos entre requisitos. Essa técnica pode ser usada em conjunto com o LAL e com a estratégia de Cysneiros para se formar uma<text:s/><text:soft-page-break/>estratégia de rastreabilidade de RNF mais eficaz e eficiênte. Tendo-se uma estratégia rastreabilidade de RNF que funcione bem poderá-se gerar informações utéis aos negociadores a<text:s/>respeito dos conflitos que ocorrem durante o processo de desenvolvimento e com isso atribui-se mais racionalidade e transparência para a negociaçã e com isso aumenta-se o interesse dos stakeholders em participar do processo. <text:s/></text:p>
          </table:table-cell>
          <table:table-cell table:style-name="TableCell327">
            <text:p text:style-name="P328">Com o uso da técnica de TORANZO em conjunto com a proposta de</text:p>
            <text:p text:style-name="P329">Xavier poderá-se fortalecer as negociações do processo de <text:s/>negociação proposto por Ramires com informações<text:s/><text:soft-page-break/>sobre o negócio integradas aos RNF, o que poderá ser útil para os negociadores embasar suas posições.</text:p>
          </table:table-cell>
        </table:table-row>
        <text:soft-page-break/>
        <table:table-row table:style-name="TableRow330">
          <table:table-cell table:style-name="TableCell331">
            <text:p text:style-name="P332">7</text:p>
          </table:table-cell>
          <table:table-cell table:style-name="TableCell333">
            <text:p text:style-name="P334">UML</text:p>
          </table:table-cell>
          <table:table-cell table:style-name="TableCell335">
            <text:p text:style-name="P336">*</text:p>
          </table:table-cell>
          <table:table-cell table:style-name="TableCell337">
            <text:p text:style-name="P338">*</text:p>
          </table:table-cell>
          <table:table-cell table:style-name="TableCell339">
            <text:p text:style-name="P340">A UML não é referenciada na estratégia de Ramires porém pode servir de fonte de informação para o processo de negociação proposto por Ramires. Utilizando-se a técnica de TORANZO, o LAL, Glossário Léxico e ferramentas que possam integrar tais tecnologias e<text:s/>manipulando-se artefatos de projeto tais como diagramas arquiteturais, modelos de negocio, especificações de <text:s/>requisitos, por exemplo, pode-se alimentar o processo de negociação com informações úteis e ágeis garantido-se assim uma negociação de requisitos<text:s/>proativa e voltada ao processo de desenvolvimento e não ao produto.</text:p>
          </table:table-cell>
          <table:table-cell table:style-name="TableCell341">
            <text:p text:style-name="P342">*</text:p>
            <text:p text:style-name="P343"><text:s/>(uml x bpmn)</text:p>
          </table:table-cell>
        </table:table-row>
        <table:table-row table:style-name="TableRow344">
          <table:table-cell table:style-name="TableCell345">
            <text:p text:style-name="P346">8</text:p>
          </table:table-cell>
          <table:table-cell table:style-name="TableCell347">
            <text:p text:style-name="P348">OCL</text:p>
          </table:table-cell>
          <table:table-cell table:style-name="TableCell349">
            <text:p text:style-name="P350">*</text:p>
          </table:table-cell>
          <table:table-cell table:style-name="TableCell351">
            <text:p text:style-name="P352">O processo de engenharia de requisitos proposto por Didier não cita a OCL porem é bastante<text:s/><text:soft-page-break/>compatível com <text:s/>a proposta de Cysneiros que utiliza a OCL como forma de<text:s/>integração dos RNFs <text:s/></text:p>
          </table:table-cell>
          <table:table-cell table:style-name="TableCell353">
            <text:p text:style-name="P354">Ramires, em seu processo de negociação, apresenta o IBIS como base para o sistema MEG de suporte para<text:s/><text:soft-page-break/>negociação de requisitos, que apesar de suportar a exposição de argumentos para as posições tomadas durante as negociações não <text:s/>cobri formas de suportar a racionalização das argumentações utilizadas nas negociações. A OCL pode ser utilizada como linguagem para representação de restrições em operações e por isso é utilizada na estratégia de Cysneiros para representar RNF nos diagramas<text:s/>UML, o que ajuda na rastreabilidade de RNF para requisitos funcionais e vice-versa. E ajuda na comunicação, pois evita ambigüidades. <text:s/>. <text:s/></text:p>
          </table:table-cell>
          <table:table-cell table:style-name="TableCell355">
            <text:p text:style-name="P356">Durante esta pesquisa não <text:s/>se cogitou a possibilidade elaboração de formar para<text:s/><text:soft-page-break/>integerar O BPMN aos RNF através de OCL. Por isso uma análise neste sentido seria válida para verificar as vantagens de uso da OCL ao invés dos rótulos propostos por XAVIER. Por isso uma pesquisa a mais poderia ser feita. Nota-se que por si só o BPMNRNF não abrange todos os aspectos de negócio<text:s/>como EPBE por exemplo.</text:p>
          </table:table-cell>
        </table:table-row>
        <text:soft-page-break/>
        <table:table-row table:style-name="TableRow357">
          <table:table-cell table:style-name="TableCell358">
            <text:p text:style-name="P359">9</text:p>
          </table:table-cell>
          <table:table-cell table:style-name="TableCell360">
            <text:p text:style-name="P361">RUP</text:p>
          </table:table-cell>
          <table:table-cell table:style-name="TableCell362">
            <text:p text:style-name="P363">O RUP não é referenciado na estratégias de Cysneiros devido à especificidade de sua proposta, porém percebe-se que a estratégia é facilmente integrável ao processo de desenvolvimento RUP.</text:p>
          </table:table-cell>
          <table:table-cell table:style-name="TableCell364">
            <text:p text:style-name="P365">*</text:p>
          </table:table-cell>
          <table:table-cell table:style-name="TableCell366">
            <text:p text:style-name="P367">O processo de negociação de<text:s/>requisitos proposto por Ramires é uma processo especifico da engenharia de requisitos, que por sua vez se da dentro de um processo de desenvolvimento de software. Percebe-se a existência de um certo grau de <text:s text:c="2"/>alinhamento entre <text:s/>os processos de elicitação de RNF (Cysneiros,2001), negociação de requisitos (Ramires,2004), engenharia de requisitos (DIDIER, 2003) ao RUP.</text:p>
          </table:table-cell>
          <table:table-cell table:style-name="TableCell368">
            <text:p text:style-name="P369"/>
          </table:table-cell>
        </table:table-row>
        <table:table-row table:style-name="TableRow370">
          <table:table-cell table:style-name="TableCell371">
            <text:p text:style-name="P372">10</text:p>
          </table:table-cell>
          <table:table-cell table:style-name="TableCell373">
            <text:p text:style-name="P374">MS VISUAL BASIC</text:p>
          </table:table-cell>
          <table:table-cell table:style-name="TableCell375">
            <text:p text:style-name="P376">A proposta de elicitação de RNF e integração de visões funcional e não funcional de Cysneiros utilizou o software OORNF e<text:s/>realizou uma adaptação à ferramento para suportar a estensão feita no LAL que visava suportar a<text:s/><text:soft-page-break/>natureza evolutiva do RNF e negociações de elicitação de RNFs. Não foi obtido sucesso nesta pesquisa em descobrir qual a linguagem de programação. Atualmente há<text:s/>ferramentas que suportam o LAL e Cenários, como o C&amp;L que é desenvolvido em PHP.<text:s/></text:p>
          </table:table-cell>
          <table:table-cell table:style-name="TableCell377">
            <text:p text:style-name="P378">Em sua proposta, Didier não utiliza nenhuma <text:s/>ferramenta para</text:p>
            <text:p text:style-name="P379">apoiar o seu processo de Engenharia de requisitos. Desta forma a proposta de Didier<text:s/><text:soft-page-break/>apresenta-se flexível para o<text:s text:c="2"/>uso de ferramentas de apóio ao processo. Em qualquer linguagem de programação.<text:s/></text:p>
            <text:p text:style-name="P380"/>
            <text:p text:style-name="P381">. Didierutiliza <text:s/>a ferramenta DreamWeaver para a geração de páginas HTML <text:s/>na atividade “Definir Protótipo de Interface”. A ferramenta DreamWeaver não estudade nesta monografia por isso nenhuma espécie de analise foi realizada <text:s/></text:p>
          </table:table-cell>
          <table:table-cell table:style-name="TableCell382">
            <text:p text:style-name="P383">*</text:p>
          </table:table-cell>
          <table:table-cell table:style-name="TableCell384">
            <text:p text:style-name="P385">Para suportar a abordagem BPMNRNF também não há nehuma ferramenta específica. Os analistas <text:s/>que forem aplicar a abordagem teram que utilizar duas<text:s/><text:soft-page-break/>ferramentas uma para aplicar a BPMN e outra para aplicar o RNF-framework.<text:s/></text:p>
          </table:table-cell>
        </table:table-row>
      </table:table>
      <text:soft-page-break/>
      <text:p text:style-name="P386"><text:s text:c="3"/></text:p>
      <text:p text:style-name="P387"/>
      <text:p text:style-name="P388">Quadro 4.1: Mapa de comentários sobre correlações tecnologias/propostas.</text:p>
      <text:p text:style-name="P389"/>
      <text:p text:style-name="P390"><text:tab/>Este quadro tem a finalidade de exibir as tecnologias mencionadas em cada trabalho do conjunto pós-triagem. Um objetivo desse quadro é a exposição<text:s/>visual do mapeamento feito das referências a tecnologias ou processos para as propostas selecionadas. É uma forma de identificar os pontos de convergência entre as propostas bem como o grau de importância da tecnologia ou processo dentro da proposta.<text:s/>As correlações que estão preenchidas com asterisco representam que a tecnologia correlacionada à proposta faz parte da proposta, dispensando-se assim o uso de comentários. As<text:s/>lacunas foram preenchidas com comentários que revelam os relacionamentos entre as propostas, embora na maioria dos casos não haja nenhuma menção a elas<text:s/>identificou-se através desta pesquisa oportunidades de melhorias e adaptações que tendem à integração entre as propostas.</text:p>
      <text:p text:style-name="P391"><text:span text:style-name="T392"><text:tab/></text:span></text:p>
      <text:p text:style-name="P393"/>
      <text:p text:style-name="P394"><text:tab/></text:p>
      <text:p text:style-name="P395"><text:s/></text:p>
      <text:p text:style-name="P396">4.3.2 Compatibilidades</text:p>
      <text:p text:style-name="P397"/>
      <text:p text:style-name="P398"><text:tab/>Esta subseção responde à questão o que é compatibilidade? E Quais foram as compatibilidades encontradas?<text:s/></text:p>
      <text:p text:style-name="P399"><text:tab/>Primeiramente, considera-se compatibilidade a presença de uma mesma<text:s/>tecnologia em duas ou mais propostas, o não conflito entre os métodos. Se duas propostas fazem referência a uma mesma notação, por exemplo, essas propostas nesse ponto de vista são compatíveis. Se duas propostas não citam nenhuma referência a determinada notação ocorre uma lacuna, o que não caracteriza nem compatibilidade e nem incompatibilidade, surgem então a<text:s/><text:soft-page-break/>necessidade de se fazer adaptações.</text:p>
      <text:p text:style-name="P400"><text:tab/>Como resultados da verificação de compatibilidades foram obtidas as seguintes constatações: as células</text:p>
      <text:p text:style-name="P401"/>
      <text:p text:style-name="P402"/>
      <text:p text:style-name="P403"><text:span text:style-name="T404">4.2.2</text:span><text:span text:style-name="T405"><text:s/></text:span><text:span text:style-name="T406">Incompatibilidades</text:span></text:p>
      <text:p text:style-name="P407"/>
      <text:p text:style-name="P408"><text:tab/></text:p>
      <text:p text:style-name="P409"><text:span text:style-name="T410"><text:tab/>Buscou-se aqui nesta seção expor e classificar o que julgou-se ser incompatibilidade entre as propostas para um melhor organização organizou-se incompatibilidade em duas formas:</text:span><text:span text:style-name="T411"><text:s/></text:span><text:span text:style-name="T412">incompatibilidade de fins</text:span><text:span text:style-name="T413"><text:s/></text:span><text:span text:style-name="T414">e<text:s/></text:span><text:span text:style-name="T415">incompatibilidade de meios.</text:span></text:p>
      <text:p text:style-name="P416"><text:tab/>Durante esta pesquisa foram encontrados muitos pontos de incompatibilidade entre as propostas selecionadas algumas delas são evidenciadas até na seção que expõem os pontos para adaptações. Era uma intenção inicial do projeto expor os pontos de incompatibilidade entre as os trabalhos estudados, porém devido a limitações de tempo e falta de métodos previamente selecionados para esse fim dificultaram a exposição dessas incompatibilidades de forma concentrada em uma seção. Optou-se dar mais atenção às compatibilidades. <text:s text:c="3"/></text:p>
      <text:p text:style-name="P417"/>
      <text:p text:style-name="P418"><text:tab/>A rastreabilidade : Técnica de Toranzo e Uso do LAL</text:p>
      <text:p text:style-name="P419"/>
      <text:p text:style-name="P420"/>
      <text:p text:style-name="P421"><text:span text:style-name="T422"><text:tab/></text:span><text:span text:style-name="T423">Como incompatibilidade foi detectado que o processo de engenharia de requisitos WRE-Process é baseado no RUP e não prover nenhuma atividade de modelagem de processos de negócio.</text:span></text:p>
      <text:p text:style-name="P424"/>
      <text:p text:style-name="P425">4.3 Pontos para adaptações</text:p>
      <text:p text:style-name="P426"/>
      <text:p text:style-name="P427"><text:span text:style-name="T428"><text:tab/></text:span><text:span text:style-name="T429">Percebeu-se, durante este trabalho de pesquisa, que uma adaptação à solução de Ramires (2004), na qual há o uso de matrizes de SQFD, pode ser feita para utilizar o grafos do RNF - Framework de Chung (1993) (1999) (2000) junto com as</text:span><text:span text:style-name="T430"><text:s/>adaptações propostas por Cysneiros (2001) e que para isso é necessário algumas simples adaptações.</text:span></text:p>
      <text:p text:style-name="P431"><text:span text:style-name="T432"><text:tab/>O sistema MEG pode ser customizado ou pode-se desenvolver um outro software com funcionalidades idênticas às do MEG mas acrescidas de mais funcionalidades<text:s/></text:span><text:span text:style-name="T433">que suportem os grafos e o LAL e a análise de conflitos. Ainda poderia ser desenvolvido um módulo de desenvolvimento da visão de processos de negócio que pudesse definir os elementos do BPD apartir de termos do LAL. O processo depois de adaptação seguiria<text:s/></text:span><text:span text:style-name="T434">mesma lógica de Ramires (2004). A diferença esta no uso de Grafos</text:span><text:span text:style-name="T435"><text:note text:note-class="footnote" text:id="_ftn2"><text:note-citation>3</text:note-citation><text:note-body><text:p text:style-name="Footnote">No sistema MEG são utilizadas matrizes <text:s/>do SQFD estas matrizes têm como <text:s/>vantagem serem resumidas, o que atribui <text:s/>objetividade <text:s/>em algumas análises, a desvantagem é que só servem para exibir conflitos <text:s/>de interesses entre stakeholders ao passo que os grafos ,entre outras vantagens, permite documentar decisões de desenho de grafos, permite exibir as origens dos requisitos etc...</text:p></text:note-body></text:note></text:span><text:span text:style-name="T436"><text:s/>para expor os conflitos entre os requisitos, a integração das e</text:span><text:span text:style-name="T437">stratégias descrita por Cysneiros (2001) para prover uma rastreabildade reversa da origem dos requisitos não-funcionais e integração entre visões funcional e não funcional. Também pode-se adaptar o processo de software para que as argumentações das negocia</text:span><text:span text:style-name="T438">ções pudessem ser baseadas no modelo de processo de negócio<text:s/></text:span><text:soft-page-break/><text:span text:style-name="T439">integrado aos grafos (XAVIER, 2009).<text:s/></text:span></text:p>
      <text:p text:style-name="P440"><text:tab/>Verifica-se também a utilidade de se realizar uma adição de uma nova forma de exibição de conflito, em que são relacionados e expostos o requisito não funcional, a solução proposta pela equipe, as notas dadas pelos negociadores à correlação “RNF/solução” e a árvore binária de prioridades de negócio. Esta forma de exibição facilita a argumentação para os negociadores de modo que ela seja a mais alinhada possível à governança empresarial. A representação visual dos conflitos de requisitos favorece a comunicação entre os negociadores o que também aumenta a confiança entre as partes interessadas.</text:p>
      <text:p text:style-name="P441"/>
      <text:p text:style-name="P442"><text:span text:style-name="T443"><text:tab/>Adaptação 1:</text:span><text:span text:style-name="T444"><text:s/>Com o objetivo de prover facilidade na convocação de p</text:span><text:span text:style-name="T445">artes interessadas e garantir que os diretamente interessados tenham sempre a chance de participar das negociações. Como primeiro ponto a adaptar, cita-se o uso do grafo já com a fonte de origem do RNF descrita no grafo. Então a fonte do RNF é um símbolo <text:s/></text:span><text:span text:style-name="T446">do LAL e o MEG ou sistema baseado no MEG fará a convocação dos participantes de acordo com a origem do RNF expressa no grafo. A sujestão é impedir que qualquer negociação seja iniciada sem a participação das origens do RNF.</text:span></text:p>
      <text:p text:style-name="P447"/>
      <text:p text:style-name="P448"><text:span text:style-name="T449"><text:tab/></text:span><text:span text:style-name="T450">Adaptação 2</text:span><text:span text:style-name="T451">: Tem o objetivo de</text:span><text:span text:style-name="T452"><text:s/>descrever o processo de negócio com o modelo BPD da abordagem BPMNRNF a partir do LAL do UDI.</text:span></text:p>
      <text:p text:style-name="P453"/>
      <text:p text:style-name="P454"><text:span text:style-name="T455"><text:tab/></text:span><text:span text:style-name="T456">Adaptação 3</text:span><text:span text:style-name="T457">: Visa aumentar a racionalidade das análise de conflitos e argumentações e alinhar as negociações aos objetivos de negócio. Propõem-se dispor os obj</text:span><text:span text:style-name="T458">etivos de negócio em árvores binárias para que se possa priorizar os objetivos de negócio. As argumentações que suportam as posições devem fazer referência a objetivo(s) presente(s) na árvore binária.</text:span></text:p>
      <text:p text:style-name="P459"/>
      <text:p text:style-name="P460"/>
      <text:p text:style-name="P461"/>
      <text:p text:style-name="P462"/>
      <text:p text:style-name="P463"/>
      <text:p text:style-name="P464"/>
      <text:p text:style-name="P465"/>
      <text:p text:style-name="P466">4.4 Facilidades e Dificuldades de Adaptações</text:p>
      <text:p text:style-name="P467"/>
      <text:p text:style-name="P468"/>
      <text:p text:style-name="P469"><text:span text:style-name="T470"><text:tab/></text:span><text:span text:style-name="T471">Propomos aqui o uso em conjunto das seguintes soluções como forma de prover uma infra-estrutura de engenharia de requisitos que facilite as negociações de requisitos. Os trabalhos apresentam vários pontos em comum uns com os outros, cada um abordando neces</text:span><text:span text:style-name="T472">sidades de engenharia de requisitos. As contribuições são listadas abaixo:</text:span></text:p>
      <text:p text:style-name="P473"/>
      <text:list text:style-name="LFO4" text:continue-numbering="true">
        <text:list-item>
          <text:list>
            <text:list-item>
              <text:list>
                <text:list-item>
                  <text:p text:style-name="P474"><text:span text:style-name="T475">O processo</text:span><text:span text:style-name="T476"><text:s/></text:span><text:span text:style-name="T477">de elicitação RNFs proposto por Cysneiros (2001).</text:span></text:p>
                </text:list-item>
                <text:list-item>
                  <text:p text:style-name="P478">A integração das visões proposta por Cysneiros (2001).</text:p>
                </text:list-item>
                <text:list-item>
                  <text:p text:style-name="P479">O processo de Engenharia de Requisitos proposto por Didier (2003).</text:p>
                </text:list-item>
                <text:list-item>
                  <text:p text:style-name="P480"><text:span text:style-name="T481">A proposta e Integração de RNFs com o BPM proposta por Xavier (2009).</text:span></text:p>
                </text:list-item>
                <text:list-item>
                  <text:p text:style-name="P482">O processo de negociação de requisitos proposto por Ramires (2004).</text:p>
                </text:list-item>
              </text:list>
            </text:list-item>
          </text:list>
        </text:list-item>
      </text:list>
      <text:p text:style-name="P483"/>
      <text:p text:style-name="P484"><text:tab/>Esses trabalhos apresentam alta compatibilidade entre si e proporcionam o controle suficiente para tratar os aspectos do problema de engenharia de requisitos que são primordiais à gerencia por requisitos. Verificou-se com esta pesquisa que um bom funcionamento destes recursos bem como uma boa integração entre eles torna a negociação de interesses de requisitos mais fácil, racional e efetiva.</text:p>
      <text:p text:style-name="P485"><text:tab/></text:p>
      <text:p text:style-name="P486"><text:tab/>Como a proposta de Integração de visão funcional com visão não funcional prove uma rastreabilidade, essa rastreabilidade poderá prove mais racionalidade às negociações. Se utilizado de forma consistente exata e rápida, a negociação se torna algo mais rico e racional.<text:tab/>A proposta desevolvida aqui busca tornar mais visual o conflito e com isso diminui a frustração dos stakholders em não conseguir visualizar com facilidade o problema causado pelos conflitos bem como as consequências<text:s/>desses problemas. Desenvolveu- se uma forma de monitoramento que ao mesmo tempo é uma forma de documentação de negociação de qualidade de software.</text:p>
      <text:p text:style-name="P487"/>
      <text:p text:style-name="P488"/>
      <text:p text:style-name="P489"/>
      <text:p text:style-name="P490"/>
      <text:p text:style-name="P491"/>
      <text:p text:style-name="P492"/>
      <text:p text:style-name="P493"/>
      <text:p text:style-name="P49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Lucidasans" svg:font-family="Lucidasans" style:font-family-generic="system"/>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StarSymbol" svg:font-family="StarSymbol" style:font-family-generic="system"/>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PNHMB+TimesNewRoman" svg:font-family="IPNHMB+TimesNewRoman"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Lucida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Ref.denotaderodapé" style:display-name="Ref. de nota de rodapé" style:family="text" style:parent-style-name="Fonteparág.padrão">
      <style:text-properties style:text-position="super 66.6%"/>
    </style:style>
    <style:style style:name="ParágrafodaLista" style:display-name="Parágrafo da Lista" style:family="paragraph" style:parent-style-name="Normal">
      <style:paragraph-properties fo:widows="2" fo:orphans="2"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fo:hyphenate="true"/>
    </style:style>
    <style:style style:name="Textodenotaderodapé" style:display-name="Texto de nota de rodapé" style:family="paragraph" style:parent-style-name="Normal">
      <style:paragraph-properties fo:widows="2" fo:orphans="2" style:vertical-align="auto"/>
      <style:text-properties style:font-name="Calibri" style:font-name-asian="Calibri" style:font-name-complex="Times New Roman" style:letter-kerning="false" fo:font-size="10pt" style:font-size-asian="10pt" style:font-size-complex="10pt" style:language-asian="en" style:country-asian="US" fo:hyphenate="true"/>
    </style:style>
    <style:style style:name="TextodenotaderodapéChar" style:display-name="Texto de nota de rodapé Char" style:family="text" style:parent-style-name="Fonteparág.padrão">
      <style:text-properties style:font-name="Calibri" style:font-name-asian="Calibri" style:font-name-complex="Times New Roman" style:letter-kerning="false" fo:font-size="10pt" style:font-size-asian="10pt" style:font-size-complex="10pt" style:language-asian="en" style:country-asian="US"/>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7423in" text:min-label-width="0.25in"/>
        <style:text-properties style:font-name="Symbol"/>
      </text:list-level-style-bullet>
      <text:list-level-style-bullet text:level="2" text:style-name="WW_CharLFO1LVL2" text:bullet-char="o">
        <style:list-level-properties text:space-before="1.2423in" text:min-label-width="0.25in"/>
        <style:text-properties style:font-name="Courier New"/>
      </text:list-level-style-bullet>
      <text:list-level-style-bullet text:level="3" text:style-name="WW_CharLFO1LVL3" text:bullet-char="">
        <style:list-level-properties text:space-before="1.7423in" text:min-label-width="0.25in"/>
        <style:text-properties style:font-name="Wingdings"/>
      </text:list-level-style-bullet>
      <text:list-level-style-bullet text:level="4" text:style-name="WW_CharLFO1LVL4" text:bullet-char="">
        <style:list-level-properties text:space-before="2.2423in" text:min-label-width="0.25in"/>
        <style:text-properties style:font-name="Symbol"/>
      </text:list-level-style-bullet>
      <text:list-level-style-bullet text:level="5" text:style-name="WW_CharLFO1LVL5" text:bullet-char="o">
        <style:list-level-properties text:space-before="2.7423in" text:min-label-width="0.25in"/>
        <style:text-properties style:font-name="Courier New"/>
      </text:list-level-style-bullet>
      <text:list-level-style-bullet text:level="6" text:style-name="WW_CharLFO1LVL6" text:bullet-char="">
        <style:list-level-properties text:space-before="3.2423in" text:min-label-width="0.25in"/>
        <style:text-properties style:font-name="Wingdings"/>
      </text:list-level-style-bullet>
      <text:list-level-style-bullet text:level="7" text:style-name="WW_CharLFO1LVL7" text:bullet-char="">
        <style:list-level-properties text:space-before="3.7423in" text:min-label-width="0.25in"/>
        <style:text-properties style:font-name="Symbol"/>
      </text:list-level-style-bullet>
      <text:list-level-style-bullet text:level="8" text:style-name="WW_CharLFO1LVL8" text:bullet-char="o">
        <style:list-level-properties text:space-before="4.2423in" text:min-label-width="0.25in"/>
        <style:text-properties style:font-name="Courier New"/>
      </text:list-level-style-bullet>
      <text:list-level-style-bullet text:level="9" text:style-name="WW_CharLFO1LVL9" text:bullet-char="">
        <style:list-level-properties text:space-before="4.7423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7423in" text:min-label-width="0.25in"/>
        <style:text-properties style:font-name="Symbol"/>
      </text:list-level-style-bullet>
      <text:list-level-style-bullet text:level="2" text:style-name="WW_CharLFO3LVL2" text:bullet-char="o">
        <style:list-level-properties text:space-before="1.2423in" text:min-label-width="0.25in"/>
        <style:text-properties style:font-name="Courier New"/>
      </text:list-level-style-bullet>
      <text:list-level-style-bullet text:level="3" text:style-name="WW_CharLFO3LVL3" text:bullet-char="">
        <style:list-level-properties text:space-before="1.7423in" text:min-label-width="0.25in"/>
        <style:text-properties style:font-name="Wingdings"/>
      </text:list-level-style-bullet>
      <text:list-level-style-bullet text:level="4" text:style-name="WW_CharLFO3LVL4" text:bullet-char="">
        <style:list-level-properties text:space-before="2.2423in" text:min-label-width="0.25in"/>
        <style:text-properties style:font-name="Symbol"/>
      </text:list-level-style-bullet>
      <text:list-level-style-bullet text:level="5" text:style-name="WW_CharLFO3LVL5" text:bullet-char="o">
        <style:list-level-properties text:space-before="2.7423in" text:min-label-width="0.25in"/>
        <style:text-properties style:font-name="Courier New"/>
      </text:list-level-style-bullet>
      <text:list-level-style-bullet text:level="6" text:style-name="WW_CharLFO3LVL6" text:bullet-char="">
        <style:list-level-properties text:space-before="3.2423in" text:min-label-width="0.25in"/>
        <style:text-properties style:font-name="Wingdings"/>
      </text:list-level-style-bullet>
      <text:list-level-style-bullet text:level="7" text:style-name="WW_CharLFO3LVL7" text:bullet-char="">
        <style:list-level-properties text:space-before="3.7423in" text:min-label-width="0.25in"/>
        <style:text-properties style:font-name="Symbol"/>
      </text:list-level-style-bullet>
      <text:list-level-style-bullet text:level="8" text:style-name="WW_CharLFO3LVL8" text:bullet-char="o">
        <style:list-level-properties text:space-before="4.2423in" text:min-label-width="0.25in"/>
        <style:text-properties style:font-name="Courier New"/>
      </text:list-level-style-bullet>
      <text:list-level-style-bullet text:level="9" text:style-name="WW_CharLFO3LVL9" text:bullet-char="">
        <style:list-level-properties text:space-before="4.7423in" text:min-label-width="0.25in"/>
        <style:text-properties style:font-name="Wingdings"/>
      </text:list-level-style-bullet>
    </text:list-style>
    <text:list-style style:name="LFO4">
      <text:list-level-style-bullet text:level="1" text:style-name="WW_CharLFO4LVL1" text:bullet-char="">
        <style:list-level-properties text:space-before="0.2388in" text:min-label-width="0.25in"/>
        <style:text-properties style:font-name="Symbol"/>
      </text:list-level-style-bullet>
      <text:list-level-style-bullet text:level="2" text:style-name="WW_CharLFO4LVL2" text:bullet-char="o">
        <style:list-level-properties text:space-before="0.7388in" text:min-label-width="0.25in"/>
        <style:text-properties style:font-name="Courier New"/>
      </text:list-level-style-bullet>
      <text:list-level-style-bullet text:level="3" text:style-name="WW_CharLFO4LVL3" text:bullet-char="">
        <style:list-level-properties text:space-before="1.2388in" text:min-label-width="0.25in"/>
        <style:text-properties style:font-name="Wingdings"/>
      </text:list-level-style-bullet>
      <text:list-level-style-bullet text:level="4" text:style-name="WW_CharLFO4LVL4" text:bullet-char="">
        <style:list-level-properties text:space-before="1.7388in" text:min-label-width="0.25in"/>
        <style:text-properties style:font-name="Symbol"/>
      </text:list-level-style-bullet>
      <text:list-level-style-bullet text:level="5" text:style-name="WW_CharLFO4LVL5" text:bullet-char="o">
        <style:list-level-properties text:space-before="2.2388in" text:min-label-width="0.25in"/>
        <style:text-properties style:font-name="Courier New"/>
      </text:list-level-style-bullet>
      <text:list-level-style-bullet text:level="6" text:style-name="WW_CharLFO4LVL6" text:bullet-char="">
        <style:list-level-properties text:space-before="2.7388in" text:min-label-width="0.25in"/>
        <style:text-properties style:font-name="Wingdings"/>
      </text:list-level-style-bullet>
      <text:list-level-style-bullet text:level="7" text:style-name="WW_CharLFO4LVL7" text:bullet-char="">
        <style:list-level-properties text:space-before="3.2388in" text:min-label-width="0.25in"/>
        <style:text-properties style:font-name="Symbol"/>
      </text:list-level-style-bullet>
      <text:list-level-style-bullet text:level="8" text:style-name="WW_CharLFO4LVL8" text:bullet-char="o">
        <style:list-level-properties text:space-before="3.7388in" text:min-label-width="0.25in"/>
        <style:text-properties style:font-name="Courier New"/>
      </text:list-level-style-bullet>
      <text:list-level-style-bullet text:level="9" text:style-name="WW_CharLFO4LVL9" text:bullet-char="">
        <style:list-level-properties text:space-before="4.2388in" text:min-label-width="0.25in"/>
        <style:text-properties style:font-name="Wingdings"/>
      </text:list-level-style-bullet>
    </text:list-style>
    <style:page-layout style:name="PL0">
      <style:page-layout-properties fo:page-width="8.2673in" fo:page-height="11.6923in" style:print-orientation="portrait" fo:margin-top="1.1777in" fo:margin-left="1.1777in" fo:margin-bottom="0.7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lorena</meta:initial-creator>
    <dc:creator>lorena</dc:creator>
    <meta:creation-date>2011-04-06T19:41:00Z</meta:creation-date>
    <dc:date>2011-04-11T20:17:00Z</dc:date>
    <meta:print-date>2011-04-11T13:20:00Z</meta:print-date>
    <meta:template xlink:href="Normal" xlink:type="simple"/>
    <meta:editing-cycles>27</meta:editing-cycles>
    <meta:editing-duration>PT30120S</meta:editing-duration>
    <meta:user-defined meta:name="Info 1"/>
    <meta:user-defined meta:name="Info 2"/>
    <meta:user-defined meta:name="Info 3"/>
    <meta:user-defined meta:name="Info 4"/>
    <meta:document-statistic meta:page-count="14" meta:paragraph-count="62" meta:word-count="4854" meta:character-count="31008" meta:row-count="218" meta:non-whitespace-character-count="26216"/>
  </office:meta>
</office:document-meta>
</file>